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674cm" fo:margin-right="2.745cm" fo:margin-top="0.205cm" fo:margin-bottom="0cm" fo:text-align="center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margin-left="2.697cm" fo:margin-right="2.293cm" fo:text-align="center" style:justify-single-word="false" fo:text-indent="0cm" style:auto-text-indent="false"/>
    </style:style>
    <style:style style:name="P3" style:family="paragraph" style:parent-style-name="Standard">
      <style:paragraph-properties fo:margin-left="2.697cm" fo:margin-right="2.293cm" fo:text-align="start" style:justify-single-word="false" fo:text-indent="0cm" style:auto-text-indent="false"/>
    </style:style>
    <style:style style:name="P4" style:family="paragraph" style:parent-style-name="Standard">
      <style:paragraph-properties fo:margin-left="2.933cm" fo:margin-right="2.51cm" fo:margin-top="0.399cm" fo:margin-bottom="0cm" fo:line-height="102%" fo:text-align="justify" style:justify-single-word="false" fo:text-indent="0.58cm" style:auto-text-indent="false"/>
    </style:style>
    <style:style style:name="P5" style:family="paragraph" style:parent-style-name="Standard">
      <style:paragraph-properties fo:margin-left="3.577cm" fo:margin-right="2.438cm" fo:margin-top="0.399cm" fo:margin-bottom="0cm" fo:line-height="102%" fo:text-align="justify" style:justify-single-word="false" fo:text-indent="-0.559cm" style:auto-text-indent="false"/>
    </style:style>
    <style:style style:name="P6" style:family="paragraph" style:parent-style-name="Standard">
      <style:paragraph-properties fo:margin-left="3.584cm" fo:margin-right="2.455cm" fo:margin-top="0.025cm" fo:margin-bottom="0cm" fo:line-height="90%" fo:text-align="justify" style:justify-single-word="false" fo:text-indent="-0.564cm" style:auto-text-indent="false"/>
    </style:style>
    <style:style style:name="P7" style:family="paragraph" style:parent-style-name="Standard">
      <style:paragraph-properties fo:margin-left="0cm" fo:margin-right="0cm" fo:margin-top="0.041cm" fo:margin-bottom="0cm" fo:text-indent="0cm" style:auto-text-indent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margin-left="0cm" fo:margin-right="0cm" fo:margin-top="0.009cm" fo:margin-bottom="0cm" fo:text-indent="0cm" style:auto-text-indent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margin-left="0cm" fo:margin-right="0cm" fo:margin-top="0.344cm" fo:margin-bottom="0cm" fo:text-indent="0cm" style:auto-text-indent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cm" fo:margin-right="0cm" fo:margin-top="0.002cm" fo:margin-bottom="0cm" fo:text-indent="0cm" style:auto-text-indent="false"/>
      <style:text-properties style:font-name="Times New Roman" fo:font-size="11pt" style:font-size-asian="11pt" style:font-size-complex="11pt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paragraph-properties fo:margin-left="0cm" fo:margin-right="2.745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0cm" fo:margin-right="2.434cm" fo:margin-top="0.002cm" fo:margin-bottom="0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paragraph-properties fo:margin-left="2.951cm" fo:margin-right="2.45cm" fo:line-height="100%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2.951cm" fo:margin-right="0cm" fo:margin-top="0.339cm" fo:margin-bottom="0cm" fo:text-indent="0cm" style:auto-text-indent="false">
        <style:tab-stops>
          <style:tab-stop style:position="13.137cm"/>
        </style:tab-stops>
      </style:paragraph-properties>
    </style:style>
    <style:style style:name="P18" style:family="paragraph" style:parent-style-name="Text_20_body">
      <style:text-properties fo:language="fr" fo:country="FR"/>
    </style:style>
    <style:style style:name="P19" style:family="paragraph" style:parent-style-name="Text_20_body">
      <style:text-properties style:font-name="Times New Roman" fo:font-size="11pt" fo:language="fr" fo:country="FR" style:font-size-asian="11pt" style:font-size-complex="11pt"/>
    </style:style>
    <style:style style:name="P20" style:family="paragraph" style:parent-style-name="Text_20_body">
      <style:paragraph-properties fo:margin-top="0.018cm" fo:margin-bottom="0cm"/>
      <style:text-properties fo:language="fr" fo:country="FR"/>
    </style:style>
    <style:style style:name="P21" style:family="paragraph" style:parent-style-name="Text_20_body">
      <style:paragraph-properties fo:margin-top="0.005cm" fo:margin-bottom="0cm"/>
      <style:text-properties style:font-name="Times New Roman" fo:font-size="11pt" fo:language="fr" fo:country="FR" style:font-size-asian="11pt" style:font-size-complex="11pt"/>
    </style:style>
    <style:style style:name="P22" style:family="paragraph" style:parent-style-name="Text_20_body">
      <style:paragraph-properties fo:margin-top="0.007cm" fo:margin-bottom="0cm"/>
      <style:text-properties style:font-name="Times New Roman" fo:font-size="11pt" fo:language="fr" fo:country="FR" fo:font-style="italic" style:font-size-asian="11pt" style:font-style-asian="italic" style:font-size-complex="11pt"/>
    </style:style>
    <style:style style:name="P23" style:family="paragraph" style:parent-style-name="Text_20_body">
      <style:paragraph-properties fo:margin-top="0.007cm" fo:margin-bottom="0cm"/>
      <style:text-properties style:font-name="Times New Roman" fo:font-size="11pt" fo:language="fr" fo:country="FR" style:font-size-asian="11pt" style:font-size-complex="11pt"/>
    </style:style>
    <style:style style:name="P24" style:family="paragraph" style:parent-style-name="Text_20_body">
      <style:paragraph-properties fo:margin-left="3.002cm" fo:margin-right="2.506cm" fo:line-height="105%" fo:text-align="justify" style:justify-single-word="false" fo:text-indent="0cm" style:auto-text-indent="false"/>
    </style:style>
    <style:style style:name="P25" style:family="paragraph" style:parent-style-name="Standard">
      <style:paragraph-properties fo:margin-left="2.674cm" fo:margin-right="2.745cm" fo:margin-top="0.205cm" fo:margin-bottom="0cm" fo:text-align="center" style:justify-single-word="false" fo:text-indent="0cm" style:auto-text-indent="false"/>
      <style:text-properties fo:color="#212121" style:font-name="Times New Roman" fo:font-size="11pt" fo:language="fr" fo:country="FR" fo:font-weight="bold" style:font-size-asian="11pt" style:font-weight-asian="bold" style:font-size-complex="11pt" style:text-scale="110%"/>
    </style:style>
    <style:style style:name="P26" style:family="paragraph" style:parent-style-name="Standard">
      <style:paragraph-properties fo:margin-left="2.692cm" fo:margin-right="2.745cm" fo:text-align="center" style:justify-single-word="false" fo:text-indent="0cm" style:auto-text-indent="false"/>
      <style:text-properties fo:color="#212121" style:font-name="Times New Roman" fo:font-size="11pt" fo:language="fr" fo:country="FR" fo:font-style="italic" fo:font-weight="bold" style:font-size-asian="11pt" style:font-style-asian="italic" style:font-weight-asian="bold" style:font-size-complex="11pt" style:text-scale="125%"/>
    </style:style>
    <style:style style:name="P27" style:family="paragraph" style:parent-style-name="Standard" style:list-style-name="L1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28" style:family="paragraph" style:parent-style-name="Standard" style:list-style-name="L2">
      <style:paragraph-properties fo:margin-left="0cm" fo:margin-right="0cm" fo:line-height="0.492cm" fo:text-indent="0cm" style:auto-text-indent="false">
        <style:tab-stops>
          <style:tab-stop style:position="3.103cm"/>
        </style:tab-stops>
      </style:paragraph-properties>
      <style:text-properties style:font-name="Times New Roman" fo:font-size="11pt" style:font-size-asian="11pt" style:font-size-complex="11pt"/>
    </style:style>
    <style:style style:name="P29" style:family="paragraph" style:parent-style-name="Standard" style:list-style-name="L2">
      <style:paragraph-properties fo:margin-left="0cm" fo:margin-right="0cm" fo:line-height="0.492cm" fo:text-indent="0cm" style:auto-text-indent="false">
        <style:tab-stops>
          <style:tab-stop style:position="3.103cm"/>
        </style:tab-stops>
      </style:paragraph-properties>
      <style:text-properties fo:color="#212121" style:font-name="Times New Roman" fo:font-size="11pt" fo:language="fr" fo:country="FR" style:font-size-asian="11pt" style:font-size-complex="11pt" style:text-scale="110%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212121" style:font-name="Times New Roman" fo:font-size="11pt" fo:language="fr" fo:country="FR" fo:font-style="italic" style:font-size-asian="11pt" style:font-style-asian="italic" style:font-size-complex="11pt" style:text-scale="105%"/>
    </style:style>
    <style:style style:name="P31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fo:color="#212121" style:font-name="Times New Roman" fo:font-size="11pt" fo:language="fr" fo:country="FR" style:font-size-asian="11pt" style:font-size-complex="11pt" style:text-scale="110%"/>
    </style:style>
    <style:style style:name="P32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fo:color="#212121" style:font-name="Times New Roman" fo:font-size="11pt" fo:language="fr" fo:country="FR" fo:font-style="italic" style:font-size-asian="11pt" style:font-style-asian="italic" style:font-size-complex="11pt" style:font-style-complex="italic" style:text-scale="110%"/>
    </style:style>
    <style:style style:name="P33" style:family="paragraph" style:parent-style-name="Standard">
      <style:paragraph-properties fo:margin-left="0cm" fo:margin-right="2.75cm" fo:line-height="110%" fo:text-align="justify" style:justify-single-word="false" fo:text-indent="0cm" style:auto-text-indent="false"/>
      <style:text-properties style:font-name="Times New Roman" fo:font-size="11pt" style:font-size-asian="11pt" style:font-size-complex="11pt" style:text-scale="105%"/>
    </style:style>
    <style:style style:name="P34" style:family="paragraph" style:parent-style-name="Standard">
      <style:paragraph-properties fo:margin-left="2.697cm" fo:margin-right="2.293cm" fo:text-align="center" style:justify-single-word="false" fo:text-indent="0cm" style:auto-text-indent="false"/>
      <style:text-properties fo:color="#212121" fo:language="fr" fo:country="FR" fo:font-style="italic" fo:font-weight="bold" style:font-style-asian="italic" style:font-weight-asian="bold" style:text-scale="110%"/>
    </style:style>
    <style:style style:name="P35" style:family="paragraph" style:parent-style-name="Standard">
      <style:paragraph-properties fo:margin-left="2.697cm" fo:margin-right="2.293cm" fo:text-align="start" style:justify-single-word="false" fo:text-indent="0cm" style:auto-text-indent="false"/>
      <style:text-properties fo:color="#212121" fo:font-size="11pt" fo:language="fr" fo:country="FR" style:font-size-asian="11pt" style:font-size-complex="11pt" style:text-scale="110%"/>
    </style:style>
    <style:style style:name="P36" style:family="paragraph" style:parent-style-name="Standard">
      <style:paragraph-properties fo:margin-left="3.018cm" fo:margin-right="0cm" fo:margin-top="0.307cm" fo:margin-bottom="0cm" fo:text-indent="0cm" style:auto-text-indent="false"/>
      <style:text-properties fo:color="#212121" fo:language="fr" fo:country="FR" fo:font-style="italic" style:font-style-asian="italic" style:text-scale="95%"/>
    </style:style>
    <style:style style:name="P37" style:family="paragraph" style:parent-style-name="Heading_20_2" style:master-page-name="Converted4">
      <style:paragraph-properties fo:margin-left="2.697cm" fo:margin-right="2.295cm" fo:margin-top="0.134cm" fo:margin-bottom="0cm" fo:text-indent="0cm" style:auto-text-indent="false" style:page-number="auto"/>
    </style:style>
    <style:style style:name="P38" style:family="paragraph" style:parent-style-name="List_20_Paragraph" style:list-style-name="L3">
      <style:text-properties style:font-name="Times New Roman" fo:font-size="11pt" style:font-size-asian="11pt" style:font-size-complex="11pt"/>
    </style:style>
    <style:style style:name="P39" style:family="paragraph" style:parent-style-name="List_20_Paragraph" style:list-style-name="L4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40" style:family="paragraph" style:parent-style-name="List_20_Paragraph" style:list-style-name="L4">
      <style:paragraph-properties fo:margin-left="0cm" fo:margin-right="0cm" fo:text-indent="0cm" style:auto-text-indent="false"/>
      <style:text-properties style:font-name="Times New Roman" fo:font-size="11pt" fo:language="fr" fo:country="FR" style:font-size-asian="11pt" style:font-size-complex="11pt" style:text-scale="110%"/>
    </style:style>
    <style:style style:name="P4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1pt" fo:language="fr" fo:country="FR" style:font-size-asian="11pt" style:font-size-complex="11pt" style:text-scale="105%"/>
    </style:style>
    <style:style style:name="P42" style:family="paragraph" style:parent-style-name="Heading_20_1">
      <style:paragraph-properties fo:margin-left="2.951cm" fo:margin-right="0cm" fo:margin-top="0.339cm" fo:margin-bottom="0cm" fo:text-indent="0cm" style:auto-text-indent="false">
        <style:tab-stops>
          <style:tab-stop style:position="13.137cm"/>
        </style:tab-stops>
      </style:paragraph-properties>
    </style:style>
    <style:style style:name="P43" style:family="paragraph" style:parent-style-name="Heading_20_1">
      <style:paragraph-properties fo:margin-left="2.937cm" fo:margin-right="0cm" fo:text-indent="0cm" style:auto-text-indent="false"/>
    </style:style>
    <style:style style:name="P44" style:family="paragraph" style:parent-style-name="Heading_20_1">
      <style:paragraph-properties fo:margin-left="2.937cm" fo:margin-right="0cm" fo:text-indent="0cm" style:auto-text-indent="false"/>
      <style:text-properties fo:color="#212121" fo:font-size="11pt" fo:language="fr" fo:country="FR" style:font-size-asian="11pt" style:font-size-complex="11pt"/>
    </style:style>
    <style:style style:name="P45" style:family="paragraph" style:parent-style-name="Text_20_body">
      <style:paragraph-properties fo:margin-left="2.951cm" fo:margin-right="0cm" fo:margin-top="0.339cm" fo:margin-bottom="0cm" fo:text-indent="0cm" style:auto-text-indent="false">
        <style:tab-stops>
          <style:tab-stop style:position="13.137cm"/>
        </style:tab-stops>
      </style:paragraph-properties>
      <style:text-properties fo:color="#212121" fo:language="fr" fo:country="FR" fo:background-color="transparent" style:text-scale="110%"/>
    </style:style>
    <style:style style:name="T1" style:family="text">
      <style:text-properties fo:color="#212121" fo:letter-spacing="0.009cm" fo:language="fr" fo:country="FR"/>
    </style:style>
    <style:style style:name="T2" style:family="text">
      <style:text-properties fo:color="#212121" fo:letter-spacing="0.009cm" fo:language="fr" fo:country="FR" style:text-scale="105%"/>
    </style:style>
    <style:style style:name="T3" style:family="text">
      <style:text-properties fo:color="#212121" fo:letter-spacing="0.009cm" fo:language="fr" fo:country="FR" style:text-scale="110%"/>
    </style:style>
    <style:style style:name="T4" style:family="text">
      <style:text-properties fo:color="#212121" fo:letter-spacing="0.009cm" fo:language="fr" fo:country="FR" fo:font-weight="bold" style:font-weight-asian="bold" style:text-scale="110%"/>
    </style:style>
    <style:style style:name="T5" style:family="text">
      <style:text-properties fo:color="#212121" fo:letter-spacing="0.049cm" fo:language="fr" fo:country="FR" fo:font-style="italic" style:font-style-asian="italic" style:text-scale="105%"/>
    </style:style>
    <style:style style:name="T6" style:family="text">
      <style:text-properties fo:color="#212121" fo:letter-spacing="0.049cm" fo:language="fr" fo:country="FR" style:text-scale="105%"/>
    </style:style>
    <style:style style:name="T7" style:family="text">
      <style:text-properties fo:color="#212121" fo:letter-spacing="0.053cm" fo:language="fr" fo:country="FR" style:text-scale="105%"/>
    </style:style>
    <style:style style:name="T8" style:family="text">
      <style:text-properties fo:color="#212121" fo:letter-spacing="0.053cm" fo:language="fr" fo:country="FR" style:text-scale="110%"/>
    </style:style>
    <style:style style:name="T9" style:family="text">
      <style:text-properties fo:color="#212121" fo:letter-spacing="0.053cm" fo:language="fr" fo:country="FR" fo:font-style="italic" style:font-style-asian="italic" style:text-scale="105%"/>
    </style:style>
    <style:style style:name="T10" style:family="text">
      <style:text-properties fo:color="#212121" fo:letter-spacing="-0.002cm" fo:language="fr" fo:country="FR" fo:font-style="italic" style:font-style-asian="italic" style:text-scale="110%"/>
    </style:style>
    <style:style style:name="T11" style:family="text">
      <style:text-properties fo:color="#212121" fo:letter-spacing="-0.002cm" fo:language="fr" fo:country="FR" fo:font-style="italic" style:font-style-asian="italic" style:text-scale="105%"/>
    </style:style>
    <style:style style:name="T12" style:family="text">
      <style:text-properties fo:color="#212121" fo:letter-spacing="-0.002cm" fo:language="fr" fo:country="FR" fo:font-style="italic" style:font-style-asian="italic" style:text-scale="98%"/>
    </style:style>
    <style:style style:name="T13" style:family="text">
      <style:text-properties fo:color="#212121" fo:letter-spacing="-0.002cm" fo:language="fr" fo:country="FR" fo:font-style="italic" style:font-style-asian="italic" style:text-scale="97%"/>
    </style:style>
    <style:style style:name="T14" style:family="text">
      <style:text-properties fo:color="#212121" fo:letter-spacing="-0.002cm" fo:language="fr" fo:country="FR" style:text-scale="105%"/>
    </style:style>
    <style:style style:name="T15" style:family="text">
      <style:text-properties fo:color="#212121" fo:letter-spacing="-0.002cm" fo:language="fr" fo:country="FR" style:text-scale="110%"/>
    </style:style>
    <style:style style:name="T16" style:family="text">
      <style:text-properties fo:color="#212121" fo:letter-spacing="-0.002cm" fo:language="fr" fo:country="FR" fo:font-style="normal" style:font-style-asian="normal" style:font-style-complex="normal" style:text-scale="110%"/>
    </style:style>
    <style:style style:name="T17" style:family="text">
      <style:text-properties fo:color="#212121" fo:language="fr" fo:country="FR"/>
    </style:style>
    <style:style style:name="T18" style:family="text">
      <style:text-properties fo:color="#212121" fo:language="fr" fo:country="FR" fo:font-style="italic" style:font-style-asian="italic"/>
    </style:style>
    <style:style style:name="T19" style:family="text">
      <style:text-properties fo:color="#212121" fo:language="fr" fo:country="FR" fo:font-style="italic" style:font-style-asian="italic" style:text-scale="105%"/>
    </style:style>
    <style:style style:name="T20" style:family="text">
      <style:text-properties fo:color="#212121" fo:language="fr" fo:country="FR" fo:font-style="italic" style:font-style-asian="italic" style:text-scale="110%"/>
    </style:style>
    <style:style style:name="T21" style:family="text">
      <style:text-properties fo:color="#212121" fo:language="fr" fo:country="FR" fo:font-style="italic" style:font-style-asian="italic" style:font-style-complex="italic"/>
    </style:style>
    <style:style style:name="T22" style:family="text">
      <style:text-properties fo:color="#212121" fo:language="fr" fo:country="FR" fo:font-style="italic" style:font-style-asian="italic" style:font-style-complex="italic" style:text-scale="110%"/>
    </style:style>
    <style:style style:name="T23" style:family="text">
      <style:text-properties fo:color="#212121" fo:language="fr" fo:country="FR" fo:font-style="italic" style:font-style-asian="italic" style:font-style-complex="italic" style:text-scale="105%"/>
    </style:style>
    <style:style style:name="T24" style:family="text">
      <style:text-properties fo:color="#212121" fo:language="fr" fo:country="FR" fo:font-style="italic" style:font-style-asian="italic" style:text-scale="98%"/>
    </style:style>
    <style:style style:name="T25" style:family="text">
      <style:text-properties fo:color="#212121" fo:language="fr" fo:country="FR" fo:font-style="italic" style:font-style-asian="italic" style:text-scale="94%"/>
    </style:style>
    <style:style style:name="T26" style:family="text">
      <style:text-properties fo:color="#212121" fo:language="fr" fo:country="FR" fo:font-style="italic" style:font-style-asian="italic" style:text-scale="97%"/>
    </style:style>
    <style:style style:name="T27" style:family="text">
      <style:text-properties fo:color="#212121" fo:language="fr" fo:country="FR" fo:font-style="italic" style:font-style-asian="italic" style:text-scale="86%"/>
    </style:style>
    <style:style style:name="T28" style:family="text">
      <style:text-properties fo:color="#212121" fo:language="fr" fo:country="FR" fo:font-style="italic" style:font-style-asian="italic" style:text-scale="96%"/>
    </style:style>
    <style:style style:name="T29" style:family="text">
      <style:text-properties fo:color="#212121" fo:language="fr" fo:country="FR" fo:font-style="italic" style:font-style-asian="italic" style:text-scale="102%"/>
    </style:style>
    <style:style style:name="T30" style:family="text">
      <style:text-properties fo:color="#212121" fo:language="fr" fo:country="FR" style:text-scale="105%"/>
    </style:style>
    <style:style style:name="T31" style:family="text">
      <style:text-properties fo:color="#212121" fo:language="fr" fo:country="FR" style:text-scale="110%"/>
    </style:style>
    <style:style style:name="T32" style:family="text">
      <style:text-properties fo:color="#212121" fo:language="fr" fo:country="FR" fo:font-weight="bold" style:font-weight-asian="bold" style:text-scale="110%"/>
    </style:style>
    <style:style style:name="T33" style:family="text">
      <style:text-properties fo:color="#212121" fo:language="fr" fo:country="FR" fo:font-weight="bold" style:font-weight-asian="bold" style:text-scale="125%"/>
    </style:style>
    <style:style style:name="T34" style:family="text">
      <style:text-properties fo:color="#212121" fo:language="fr" fo:country="FR" fo:font-style="normal" style:font-style-asian="normal" style:font-style-complex="normal" style:text-scale="110%"/>
    </style:style>
    <style:style style:name="T35" style:family="text">
      <style:text-properties fo:color="#212121" fo:letter-spacing="0.004cm" fo:language="fr" fo:country="FR"/>
    </style:style>
    <style:style style:name="T36" style:family="text">
      <style:text-properties fo:color="#212121" fo:letter-spacing="0.004cm" fo:language="fr" fo:country="FR" fo:font-style="italic" style:font-style-asian="italic" style:text-scale="105%"/>
    </style:style>
    <style:style style:name="T37" style:family="text">
      <style:text-properties fo:color="#212121" fo:letter-spacing="0.004cm" fo:language="fr" fo:country="FR" style:text-scale="105%"/>
    </style:style>
    <style:style style:name="T38" style:family="text">
      <style:text-properties fo:color="#212121" fo:letter-spacing="0.004cm" fo:language="fr" fo:country="FR" style:text-scale="110%"/>
    </style:style>
    <style:style style:name="T39" style:family="text">
      <style:text-properties fo:color="#212121" fo:letter-spacing="0.004cm" fo:language="fr" fo:country="FR" fo:font-style="normal" style:font-style-asian="normal" style:font-style-complex="normal" style:text-scale="110%"/>
    </style:style>
    <style:style style:name="T40" style:family="text">
      <style:text-properties fo:color="#212121" style:text-position="super 58%" fo:language="fr" fo:country="FR"/>
    </style:style>
    <style:style style:name="T41" style:family="text">
      <style:text-properties fo:color="#212121" style:text-position="super 58%" fo:language="fr" fo:country="FR" fo:font-style="italic" style:font-style-asian="italic"/>
    </style:style>
    <style:style style:name="T42" style:family="text">
      <style:text-properties fo:color="#212121" style:text-position="super 58%" fo:language="fr" fo:country="FR" fo:font-style="italic" style:font-style-asian="italic" style:font-style-complex="italic"/>
    </style:style>
    <style:style style:name="T43" style:family="text">
      <style:text-properties fo:color="#212121" fo:letter-spacing="0.002cm" fo:language="fr" fo:country="FR"/>
    </style:style>
    <style:style style:name="T44" style:family="text">
      <style:text-properties fo:color="#212121" fo:letter-spacing="0.002cm" fo:language="fr" fo:country="FR" style:text-scale="105%"/>
    </style:style>
    <style:style style:name="T45" style:family="text">
      <style:text-properties fo:color="#212121" fo:letter-spacing="0.002cm" fo:language="fr" fo:country="FR" style:text-scale="110%"/>
    </style:style>
    <style:style style:name="T46" style:family="text">
      <style:text-properties fo:color="#212121" fo:letter-spacing="0.002cm" fo:language="fr" fo:country="FR" fo:font-style="italic" style:font-style-asian="italic"/>
    </style:style>
    <style:style style:name="T47" style:family="text">
      <style:text-properties fo:color="#212121" fo:letter-spacing="0.002cm" fo:language="fr" fo:country="FR" fo:font-style="italic" style:font-style-asian="italic" style:text-scale="105%"/>
    </style:style>
    <style:style style:name="T48" style:family="text">
      <style:text-properties fo:color="#212121" fo:letter-spacing="0.002cm" fo:language="fr" fo:country="FR" fo:font-style="normal" style:font-style-asian="normal" style:font-style-complex="normal" style:text-scale="110%"/>
    </style:style>
    <style:style style:name="T49" style:family="text">
      <style:text-properties fo:color="#212121" fo:letter-spacing="0.058cm" fo:language="fr" fo:country="FR" fo:font-style="italic" style:font-style-asian="italic"/>
    </style:style>
    <style:style style:name="T50" style:family="text">
      <style:text-properties fo:color="#212121" fo:letter-spacing="0.058cm" fo:language="fr" fo:country="FR" style:text-scale="105%"/>
    </style:style>
    <style:style style:name="T51" style:family="text">
      <style:text-properties fo:color="#212121" fo:letter-spacing="0.011cm" fo:language="fr" fo:country="FR" style:text-scale="105%"/>
    </style:style>
    <style:style style:name="T52" style:family="text">
      <style:text-properties fo:color="#212121" fo:letter-spacing="0.011cm" fo:language="fr" fo:country="FR" fo:font-style="italic" style:font-style-asian="italic"/>
    </style:style>
    <style:style style:name="T53" style:family="text">
      <style:text-properties fo:color="#212121" fo:letter-spacing="0.011cm" fo:language="fr" fo:country="FR" fo:font-style="italic" style:font-style-asian="italic" style:text-scale="105%"/>
    </style:style>
    <style:style style:name="T54" style:family="text">
      <style:text-properties fo:color="#212121" fo:letter-spacing="0.016cm" fo:language="fr" fo:country="FR" style:text-scale="105%"/>
    </style:style>
    <style:style style:name="T55" style:family="text">
      <style:text-properties fo:color="#212121" fo:letter-spacing="0.016cm" fo:language="fr" fo:country="FR" style:text-scale="110%"/>
    </style:style>
    <style:style style:name="T56" style:family="text">
      <style:text-properties fo:color="#212121" fo:letter-spacing="0.016cm" fo:language="fr" fo:country="FR" fo:font-style="italic" style:font-style-asian="italic" style:text-scale="105%"/>
    </style:style>
    <style:style style:name="T57" style:family="text">
      <style:text-properties fo:color="#212121" fo:letter-spacing="0.016cm" fo:language="fr" fo:country="FR" fo:font-style="italic" style:font-style-asian="italic" style:font-style-complex="italic"/>
    </style:style>
    <style:style style:name="T58" style:family="text">
      <style:text-properties fo:color="#212121" fo:letter-spacing="0.016cm" fo:language="fr" fo:country="FR" fo:font-style="normal" style:font-style-asian="normal" style:font-style-complex="normal" style:text-scale="110%"/>
    </style:style>
    <style:style style:name="T59" style:family="text">
      <style:text-properties fo:color="#212121" fo:letter-spacing="0.021cm" fo:language="fr" fo:country="FR" style:text-scale="105%"/>
    </style:style>
    <style:style style:name="T60" style:family="text">
      <style:text-properties fo:color="#212121" fo:letter-spacing="0.021cm" fo:language="fr" fo:country="FR" fo:font-style="italic" style:font-style-asian="italic" style:text-scale="105%"/>
    </style:style>
    <style:style style:name="T61" style:family="text">
      <style:text-properties fo:color="#212121" fo:letter-spacing="0.007cm" fo:language="fr" fo:country="FR" style:text-scale="110%"/>
    </style:style>
    <style:style style:name="T62" style:family="text">
      <style:text-properties fo:color="#212121" fo:letter-spacing="0.026cm" fo:language="fr" fo:country="FR"/>
    </style:style>
    <style:style style:name="T63" style:family="text">
      <style:text-properties fo:color="#212121" fo:letter-spacing="0.026cm" fo:language="fr" fo:country="FR" style:text-scale="105%"/>
    </style:style>
    <style:style style:name="T64" style:family="text">
      <style:text-properties fo:color="#212121" fo:letter-spacing="0.026cm" fo:language="fr" fo:country="FR" style:text-scale="110%"/>
    </style:style>
    <style:style style:name="T65" style:family="text">
      <style:text-properties fo:color="#212121" fo:letter-spacing="0.019cm" fo:language="fr" fo:country="FR" style:text-scale="110%"/>
    </style:style>
    <style:style style:name="T66" style:family="text">
      <style:text-properties fo:color="#212121" fo:letter-spacing="0.019cm" fo:language="fr" fo:country="FR" fo:font-style="italic" style:font-style-asian="italic" style:font-style-complex="italic"/>
    </style:style>
    <style:style style:name="T67" style:family="text">
      <style:text-properties fo:color="#212121" fo:letter-spacing="0.005cm" fo:language="fr" fo:country="FR" style:text-scale="105%"/>
    </style:style>
    <style:style style:name="T68" style:family="text">
      <style:text-properties fo:color="#212121" fo:letter-spacing="0.005cm" fo:language="fr" fo:country="FR" style:text-scale="110%"/>
    </style:style>
    <style:style style:name="T69" style:family="text">
      <style:text-properties fo:color="#212121" fo:letter-spacing="0.018cm" fo:language="fr" fo:country="FR" style:text-scale="105%"/>
    </style:style>
    <style:style style:name="T70" style:family="text">
      <style:text-properties fo:color="#212121" fo:letter-spacing="0.018cm" fo:language="fr" fo:country="FR" style:text-scale="110%"/>
    </style:style>
    <style:style style:name="T71" style:family="text">
      <style:text-properties fo:color="#212121" fo:letter-spacing="0.018cm" fo:language="fr" fo:country="FR" fo:font-style="italic" style:font-style-asian="italic"/>
    </style:style>
    <style:style style:name="T72" style:family="text">
      <style:text-properties fo:color="#212121" fo:letter-spacing="0.018cm" fo:language="fr" fo:country="FR" fo:font-style="normal" style:font-style-asian="normal" style:font-style-complex="normal" style:text-scale="110%"/>
    </style:style>
    <style:style style:name="T73" style:family="text">
      <style:text-properties fo:color="#212121" fo:letter-spacing="0.025cm" fo:language="fr" fo:country="FR" style:text-scale="105%"/>
    </style:style>
    <style:style style:name="T74" style:family="text">
      <style:text-properties fo:color="#212121" fo:letter-spacing="0.025cm" fo:language="fr" fo:country="FR" style:text-scale="110%"/>
    </style:style>
    <style:style style:name="T75" style:family="text">
      <style:text-properties fo:color="#212121" fo:letter-spacing="0.041cm" fo:language="fr" fo:country="FR"/>
    </style:style>
    <style:style style:name="T76" style:family="text">
      <style:text-properties fo:color="#212121" fo:letter-spacing="0.041cm" fo:language="fr" fo:country="FR" style:text-scale="105%"/>
    </style:style>
    <style:style style:name="T77" style:family="text">
      <style:text-properties fo:color="#212121" fo:letter-spacing="0.041cm" fo:language="fr" fo:country="FR" style:text-scale="110%"/>
    </style:style>
    <style:style style:name="T78" style:family="text">
      <style:text-properties fo:color="#212121" fo:letter-spacing="0.041cm" fo:language="fr" fo:country="FR" fo:font-style="italic" style:font-style-asian="italic"/>
    </style:style>
    <style:style style:name="T79" style:family="text">
      <style:text-properties fo:color="#212121" fo:letter-spacing="0.028cm" fo:language="fr" fo:country="FR" fo:font-style="italic" style:font-style-asian="italic"/>
    </style:style>
    <style:style style:name="T80" style:family="text">
      <style:text-properties fo:color="#212121" fo:letter-spacing="0.014cm" fo:language="fr" fo:country="FR"/>
    </style:style>
    <style:style style:name="T81" style:family="text">
      <style:text-properties fo:color="#212121" fo:letter-spacing="0.014cm" fo:language="fr" fo:country="FR" style:text-scale="105%"/>
    </style:style>
    <style:style style:name="T82" style:family="text">
      <style:text-properties fo:color="#212121" fo:letter-spacing="0.014cm" fo:language="fr" fo:country="FR" style:text-scale="110%"/>
    </style:style>
    <style:style style:name="T83" style:family="text">
      <style:text-properties fo:color="#212121" fo:letter-spacing="0.014cm" fo:language="fr" fo:country="FR" fo:font-weight="bold" style:font-weight-asian="bold" style:text-scale="110%"/>
    </style:style>
    <style:style style:name="T84" style:family="text">
      <style:text-properties fo:color="#212121" fo:letter-spacing="0.014cm" fo:language="fr" fo:country="FR" fo:font-style="normal" style:font-style-asian="normal" style:font-style-complex="normal" style:text-scale="110%"/>
    </style:style>
    <style:style style:name="T85" style:family="text">
      <style:text-properties fo:color="#212121" fo:letter-spacing="0.035cm" fo:language="fr" fo:country="FR"/>
    </style:style>
    <style:style style:name="T86" style:family="text">
      <style:text-properties fo:color="#212121" fo:letter-spacing="0.035cm" fo:language="fr" fo:country="FR" fo:font-style="italic" style:font-style-asian="italic"/>
    </style:style>
    <style:style style:name="T87" style:family="text">
      <style:text-properties fo:color="#212121" fo:letter-spacing="0.035cm" fo:language="fr" fo:country="FR" fo:font-style="italic" style:font-style-asian="italic" style:text-scale="105%"/>
    </style:style>
    <style:style style:name="T88" style:family="text">
      <style:text-properties fo:color="#212121" fo:letter-spacing="0.035cm" fo:language="fr" fo:country="FR" style:text-scale="105%"/>
    </style:style>
    <style:style style:name="T89" style:family="text">
      <style:text-properties fo:color="#212121" fo:letter-spacing="0.032cm" fo:language="fr" fo:country="FR"/>
    </style:style>
    <style:style style:name="T90" style:family="text">
      <style:text-properties fo:color="#212121" fo:letter-spacing="0.032cm" fo:language="fr" fo:country="FR" fo:font-style="italic" style:font-style-asian="italic"/>
    </style:style>
    <style:style style:name="T91" style:family="text">
      <style:text-properties fo:color="#212121" fo:letter-spacing="0.06cm" fo:language="fr" fo:country="FR" style:text-scale="105%"/>
    </style:style>
    <style:style style:name="T92" style:family="text">
      <style:text-properties fo:color="#212121" fo:letter-spacing="0.06cm" fo:language="fr" fo:country="FR" style:text-scale="110%"/>
    </style:style>
    <style:style style:name="T93" style:family="text">
      <style:text-properties fo:color="#212121" fo:letter-spacing="-0.014cm" fo:language="fr" fo:country="FR" style:text-scale="105%"/>
    </style:style>
    <style:style style:name="T94" style:family="text">
      <style:text-properties fo:color="#212121" fo:letter-spacing="-0.014cm" fo:language="fr" fo:country="FR" style:text-scale="110%"/>
    </style:style>
    <style:style style:name="T95" style:family="text">
      <style:text-properties fo:color="#212121" fo:letter-spacing="-0.018cm" fo:language="fr" fo:country="FR" style:text-scale="105%"/>
    </style:style>
    <style:style style:name="T96" style:family="text">
      <style:text-properties fo:color="#212121" fo:letter-spacing="-0.018cm" fo:language="fr" fo:country="FR" style:text-scale="110%"/>
    </style:style>
    <style:style style:name="T97" style:family="text">
      <style:text-properties fo:color="#212121" fo:letter-spacing="-0.025cm" fo:language="fr" fo:country="FR" style:text-scale="105%"/>
    </style:style>
    <style:style style:name="T98" style:family="text">
      <style:text-properties fo:color="#212121" fo:letter-spacing="0.012cm" fo:language="fr" fo:country="FR" style:text-scale="105%"/>
    </style:style>
    <style:style style:name="T99" style:family="text">
      <style:text-properties fo:color="#212121" fo:letter-spacing="0.012cm" fo:language="fr" fo:country="FR" style:text-scale="110%"/>
    </style:style>
    <style:style style:name="T100" style:family="text">
      <style:text-properties fo:color="#212121" fo:letter-spacing="-0.021cm" fo:language="fr" fo:country="FR" style:text-scale="110%"/>
    </style:style>
    <style:style style:name="T101" style:family="text">
      <style:text-properties fo:color="#212121" fo:letter-spacing="-0.007cm" fo:language="fr" fo:country="FR" style:text-scale="105%"/>
    </style:style>
    <style:style style:name="T102" style:family="text">
      <style:text-properties fo:color="#212121" fo:letter-spacing="-0.007cm" fo:language="fr" fo:country="FR" style:text-scale="110%"/>
    </style:style>
    <style:style style:name="T103" style:family="text">
      <style:text-properties fo:color="#212121" fo:letter-spacing="-0.005cm" fo:language="fr" fo:country="FR" style:text-scale="110%"/>
    </style:style>
    <style:style style:name="T104" style:family="text">
      <style:text-properties fo:color="#212121" fo:letter-spacing="-0.009cm" fo:language="fr" fo:country="FR"/>
    </style:style>
    <style:style style:name="T105" style:family="text">
      <style:text-properties fo:color="#212121" fo:letter-spacing="-0.009cm" fo:language="fr" fo:country="FR" style:text-scale="105%"/>
    </style:style>
    <style:style style:name="T106" style:family="text">
      <style:text-properties fo:color="#212121" fo:letter-spacing="-0.009cm" fo:language="fr" fo:country="FR" style:text-scale="110%"/>
    </style:style>
    <style:style style:name="T107" style:family="text">
      <style:text-properties fo:color="#212121" fo:letter-spacing="-0.019cm" fo:language="fr" fo:country="FR" fo:font-style="italic" style:font-style-asian="italic" style:text-scale="105%"/>
    </style:style>
    <style:style style:name="T108" style:family="text">
      <style:text-properties fo:color="#212121" fo:letter-spacing="-0.019cm" fo:language="fr" fo:country="FR" fo:font-weight="bold" style:font-weight-asian="bold" style:text-scale="125%"/>
    </style:style>
    <style:style style:name="T109" style:family="text">
      <style:text-properties fo:color="#212121" fo:letter-spacing="-0.016cm" fo:language="fr" fo:country="FR" fo:font-style="italic" style:font-style-asian="italic" style:text-scale="105%"/>
    </style:style>
    <style:style style:name="T110" style:family="text">
      <style:text-properties fo:color="#212121" fo:letter-spacing="-0.016cm" fo:language="fr" fo:country="FR" style:text-scale="110%"/>
    </style:style>
    <style:style style:name="T111" style:family="text">
      <style:text-properties fo:color="#212121" fo:letter-spacing="-0.012cm" fo:language="fr" fo:country="FR" style:text-scale="110%"/>
    </style:style>
    <style:style style:name="T112" style:family="text">
      <style:text-properties fo:color="#212121" fo:letter-spacing="-0.012cm" fo:language="fr" fo:country="FR" fo:font-style="italic" style:font-style-asian="italic"/>
    </style:style>
    <style:style style:name="T113" style:family="text">
      <style:text-properties fo:color="#212121" fo:letter-spacing="-0.012cm" fo:language="fr" fo:country="FR" fo:font-style="italic" style:font-style-asian="italic" style:font-style-complex="italic"/>
    </style:style>
    <style:style style:name="T114" style:family="text">
      <style:text-properties fo:color="#212121" fo:letter-spacing="0.097cm" fo:language="fr" fo:country="FR"/>
    </style:style>
    <style:style style:name="T115" style:family="text">
      <style:text-properties fo:color="#212121" fo:letter-spacing="0.097cm" fo:language="fr" fo:country="FR" style:text-scale="110%"/>
    </style:style>
    <style:style style:name="T116" style:family="text">
      <style:text-properties fo:color="#212121" fo:font-size="11pt" fo:language="fr" fo:country="FR" style:font-size-asian="11pt" style:font-size-complex="11pt"/>
    </style:style>
    <style:style style:name="T117" style:family="text">
      <style:text-properties fo:color="#212121" fo:font-size="11pt" fo:language="fr" fo:country="FR" fo:font-style="italic" style:font-size-asian="11pt" style:font-style-asian="italic" style:font-size-complex="11pt" style:font-style-complex="italic"/>
    </style:style>
    <style:style style:name="T118" style:family="text">
      <style:text-properties fo:color="#212121" fo:font-size="11pt" fo:letter-spacing="-0.002cm" fo:language="fr" fo:country="FR" style:font-size-asian="11pt" style:font-size-complex="11pt"/>
    </style:style>
    <style:style style:name="T119" style:family="text">
      <style:text-properties fo:color="#212121" fo:font-size="11pt" fo:letter-spacing="-0.011cm" fo:language="fr" fo:country="FR" style:font-size-asian="11pt" style:font-size-complex="11pt"/>
    </style:style>
    <style:style style:name="T120" style:family="text">
      <style:text-properties fo:color="#212121" fo:font-size="11pt" fo:letter-spacing="0.012cm" fo:language="fr" fo:country="FR" style:font-size-asian="11pt" style:font-size-complex="11pt"/>
    </style:style>
    <style:style style:name="T121" style:family="text">
      <style:text-properties fo:color="#212121" fo:font-size="11pt" fo:letter-spacing="0.012cm" fo:language="fr" fo:country="FR" fo:font-style="italic" style:font-size-asian="11pt" style:font-style-asian="italic" style:font-size-complex="11pt" style:font-style-complex="italic"/>
    </style:style>
    <style:style style:name="T122" style:family="text">
      <style:text-properties fo:color="#212121" fo:font-size="11pt" fo:letter-spacing="0.021cm" fo:language="fr" fo:country="FR" style:font-size-asian="11pt" style:font-size-complex="11pt"/>
    </style:style>
    <style:style style:name="T123" style:family="text">
      <style:text-properties fo:color="#212121" fo:font-size="11pt" fo:letter-spacing="-0.018cm" fo:language="fr" fo:country="FR" style:font-size-asian="11pt" style:font-size-complex="11pt"/>
    </style:style>
    <style:style style:name="T124" style:family="text">
      <style:text-properties fo:color="#212121" fo:letter-spacing="0.03cm" fo:language="fr" fo:country="FR" style:text-scale="105%"/>
    </style:style>
    <style:style style:name="T125" style:family="text">
      <style:text-properties fo:color="#212121" fo:letter-spacing="0.03cm" fo:language="fr" fo:country="FR" fo:font-style="italic" style:font-style-asian="italic" style:text-scale="105%"/>
    </style:style>
    <style:style style:name="T126" style:family="text">
      <style:text-properties fo:color="#212121" fo:letter-spacing="-0.011cm" fo:language="fr" fo:country="FR" style:text-scale="105%"/>
    </style:style>
    <style:style style:name="T127" style:family="text">
      <style:text-properties fo:color="#212121" fo:letter-spacing="-0.011cm" fo:language="fr" fo:country="FR" style:text-scale="110%"/>
    </style:style>
    <style:style style:name="T128" style:family="text">
      <style:text-properties fo:color="#212121" fo:letter-spacing="-0.011cm" fo:language="fr" fo:country="FR" fo:font-style="italic" style:font-style-asian="italic" style:text-scale="105%"/>
    </style:style>
    <style:style style:name="T129" style:family="text">
      <style:text-properties fo:color="#212121" fo:letter-spacing="-0.011cm" fo:language="fr" fo:country="FR" fo:font-style="italic" style:font-style-asian="italic" style:font-style-complex="italic" style:text-scale="105%"/>
    </style:style>
    <style:style style:name="T130" style:family="text">
      <style:text-properties fo:color="#212121" fo:letter-spacing="-0.004cm" fo:language="fr" fo:country="FR"/>
    </style:style>
    <style:style style:name="T131" style:family="text">
      <style:text-properties fo:color="#212121" fo:letter-spacing="-0.004cm" fo:language="fr" fo:country="FR" style:text-scale="110%"/>
    </style:style>
    <style:style style:name="T132" style:family="text">
      <style:text-properties fo:color="#212121" fo:letter-spacing="-0.097cm" fo:language="fr" fo:country="FR" style:text-scale="110%"/>
    </style:style>
    <style:style style:name="T133" style:family="text">
      <style:text-properties fo:color="#212121" fo:letter-spacing="-0.097cm" fo:language="fr" fo:country="FR" fo:font-style="italic" style:font-style-asian="italic" style:text-scale="105%"/>
    </style:style>
    <style:style style:name="T134" style:family="text">
      <style:text-properties fo:color="#212121" fo:letter-spacing="0.083cm" fo:language="fr" fo:country="FR" style:text-scale="110%"/>
    </style:style>
    <style:style style:name="T135" style:family="text">
      <style:text-properties fo:color="#212121" fo:letter-spacing="0.062cm" fo:language="fr" fo:country="FR" style:text-scale="105%"/>
    </style:style>
    <style:style style:name="T136" style:family="text">
      <style:text-properties fo:color="#212121" fo:letter-spacing="0.062cm" fo:language="fr" fo:country="FR" style:text-scale="110%"/>
    </style:style>
    <style:style style:name="T137" style:family="text">
      <style:text-properties fo:color="#212121" fo:letter-spacing="0.064cm" fo:language="fr" fo:country="FR" style:text-scale="110%"/>
    </style:style>
    <style:style style:name="T138" style:family="text">
      <style:text-properties fo:color="#212121" fo:letter-spacing="0.065cm" fo:language="fr" fo:country="FR" style:text-scale="105%"/>
    </style:style>
    <style:style style:name="T139" style:family="text">
      <style:text-properties fo:color="#212121" fo:letter-spacing="0.065cm" fo:language="fr" fo:country="FR" style:text-scale="110%"/>
    </style:style>
    <style:style style:name="T140" style:family="text">
      <style:text-properties fo:color="#212121" fo:letter-spacing="0.065cm" fo:language="fr" fo:country="FR" fo:font-style="italic" style:font-style-asian="italic"/>
    </style:style>
    <style:style style:name="T141" style:family="text">
      <style:text-properties fo:color="#212121" fo:letter-spacing="0.086cm" fo:language="fr" fo:country="FR" style:text-scale="105%"/>
    </style:style>
    <style:style style:name="T142" style:family="text">
      <style:text-properties fo:color="#212121" fo:letter-spacing="0.086cm" fo:language="fr" fo:country="FR" style:text-scale="110%"/>
    </style:style>
    <style:style style:name="T143" style:family="text">
      <style:text-properties fo:color="#212121" fo:letter-spacing="0.067cm" fo:language="fr" fo:country="FR" style:text-scale="105%"/>
    </style:style>
    <style:style style:name="T144" style:family="text">
      <style:text-properties fo:color="#212121" fo:letter-spacing="0.067cm" fo:language="fr" fo:country="FR" style:text-scale="110%"/>
    </style:style>
    <style:style style:name="T145" style:family="text">
      <style:text-properties fo:color="#212121" fo:letter-spacing="0.076cm" fo:language="fr" fo:country="FR" style:text-scale="110%"/>
    </style:style>
    <style:style style:name="T146" style:family="text">
      <style:text-properties fo:color="#212121" fo:letter-spacing="0.093cm" fo:language="fr" fo:country="FR" style:text-scale="105%"/>
    </style:style>
    <style:style style:name="T147" style:family="text">
      <style:text-properties fo:color="#212121" fo:letter-spacing="0.093cm" fo:language="fr" fo:country="FR" style:text-scale="110%"/>
    </style:style>
    <style:style style:name="T148" style:family="text">
      <style:text-properties fo:color="#212121" fo:letter-spacing="0.095cm" fo:language="fr" fo:country="FR" style:text-scale="105%"/>
    </style:style>
    <style:style style:name="T149" style:family="text">
      <style:text-properties fo:color="#212121" fo:letter-spacing="0.095cm" fo:language="fr" fo:country="FR" style:text-scale="110%"/>
    </style:style>
    <style:style style:name="T150" style:family="text">
      <style:text-properties fo:color="#212121" fo:letter-spacing="0.023cm" fo:language="fr" fo:country="FR"/>
    </style:style>
    <style:style style:name="T151" style:family="text">
      <style:text-properties fo:color="#212121" fo:letter-spacing="0.023cm" fo:language="fr" fo:country="FR" style:text-scale="105%"/>
    </style:style>
    <style:style style:name="T152" style:family="text">
      <style:text-properties fo:color="#212121" fo:letter-spacing="0.023cm" fo:language="fr" fo:country="FR" style:text-scale="110%"/>
    </style:style>
    <style:style style:name="T153" style:family="text">
      <style:text-properties fo:color="#212121" fo:letter-spacing="0.048cm" fo:language="fr" fo:country="FR"/>
    </style:style>
    <style:style style:name="T154" style:family="text">
      <style:text-properties fo:color="#212121" fo:letter-spacing="0.048cm" fo:language="fr" fo:country="FR" style:text-scale="105%"/>
    </style:style>
    <style:style style:name="T155" style:family="text">
      <style:text-properties fo:color="#212121" fo:letter-spacing="0.069cm" fo:language="fr" fo:country="FR" style:text-scale="110%"/>
    </style:style>
    <style:style style:name="T156" style:family="text">
      <style:text-properties fo:color="#212121" fo:letter-spacing="0.044cm" fo:language="fr" fo:country="FR"/>
    </style:style>
    <style:style style:name="T157" style:family="text">
      <style:text-properties fo:color="#212121" fo:letter-spacing="0.044cm" fo:language="fr" fo:country="FR" style:text-scale="105%"/>
    </style:style>
    <style:style style:name="T158" style:family="text">
      <style:text-properties fo:color="#212121" fo:letter-spacing="0.055cm" fo:language="fr" fo:country="FR" style:text-scale="105%"/>
    </style:style>
    <style:style style:name="T159" style:family="text">
      <style:text-properties fo:color="#212121" fo:letter-spacing="0.055cm" fo:language="fr" fo:country="FR" style:text-scale="110%"/>
    </style:style>
    <style:style style:name="T160" style:family="text">
      <style:text-properties fo:color="#212121" fo:letter-spacing="0.079cm" fo:language="fr" fo:country="FR" style:text-scale="105%"/>
    </style:style>
    <style:style style:name="T161" style:family="text">
      <style:text-properties fo:color="#212121" fo:letter-spacing="0.079cm" fo:language="fr" fo:country="FR" style:text-scale="110%"/>
    </style:style>
    <style:style style:name="T162" style:family="text">
      <style:text-properties fo:color="#212121" fo:letter-spacing="0.081cm" fo:language="fr" fo:country="FR" style:text-scale="105%"/>
    </style:style>
    <style:style style:name="T163" style:family="text">
      <style:text-properties fo:color="#212121" fo:letter-spacing="0.081cm" fo:language="fr" fo:country="FR" style:text-scale="110%"/>
    </style:style>
    <style:style style:name="T164" style:family="text">
      <style:text-properties fo:color="#212121" fo:letter-spacing="0.039cm" fo:language="fr" fo:country="FR" style:text-scale="105%"/>
    </style:style>
    <style:style style:name="T165" style:family="text">
      <style:text-properties fo:color="#212121" fo:letter-spacing="0.039cm" fo:language="fr" fo:country="FR" fo:font-style="italic" style:font-style-asian="italic" style:text-scale="105%"/>
    </style:style>
    <style:style style:name="T166" style:family="text">
      <style:text-properties fo:color="#212121" fo:letter-spacing="0.088cm" fo:language="fr" fo:country="FR" style:text-scale="105%"/>
    </style:style>
    <style:style style:name="T167" style:family="text">
      <style:text-properties fo:color="#212121" fo:letter-spacing="0.088cm" fo:language="fr" fo:country="FR" style:text-scale="110%"/>
    </style:style>
    <style:style style:name="T168" style:family="text">
      <style:text-properties fo:color="#212121" fo:letter-spacing="0.074cm" fo:language="fr" fo:country="FR" style:text-scale="110%"/>
    </style:style>
    <style:style style:name="T169" style:family="text">
      <style:text-properties fo:color="#212121" fo:letter-spacing="0.074cm" fo:language="fr" fo:country="FR" style:text-scale="105%"/>
    </style:style>
    <style:style style:name="T170" style:family="text">
      <style:text-properties fo:color="#212121" fo:letter-spacing="0.074cm" fo:language="fr" fo:country="FR" fo:font-style="italic" style:font-style-asian="italic" style:text-scale="110%"/>
    </style:style>
    <style:style style:name="T171" style:family="text">
      <style:text-properties fo:color="#212121" fo:letter-spacing="0.034cm" fo:language="fr" fo:country="FR" style:text-scale="105%"/>
    </style:style>
    <style:style style:name="T172" style:family="text">
      <style:text-properties fo:color="#212121" fo:letter-spacing="0.034cm" fo:language="fr" fo:country="FR" fo:font-style="italic" style:font-style-asian="italic" style:text-scale="105%"/>
    </style:style>
    <style:style style:name="T173" style:family="text">
      <style:text-properties fo:color="#212121" fo:letter-spacing="0.042cm" fo:language="fr" fo:country="FR" style:text-scale="105%"/>
    </style:style>
    <style:style style:name="T174" style:family="text">
      <style:text-properties fo:color="#212121" fo:letter-spacing="0.042cm" fo:language="fr" fo:country="FR" fo:font-style="italic" style:font-style-asian="italic"/>
    </style:style>
    <style:style style:name="T175" style:family="text">
      <style:text-properties fo:color="#212121" fo:letter-spacing="0.106cm" fo:language="fr" fo:country="FR" fo:font-style="italic" style:font-style-asian="italic" style:text-scale="105%"/>
    </style:style>
    <style:style style:name="T176" style:family="text">
      <style:text-properties fo:color="#212121" fo:letter-spacing="0.09cm" fo:language="fr" fo:country="FR" fo:font-style="italic" style:font-style-asian="italic" style:text-scale="105%"/>
    </style:style>
    <style:style style:name="T177" style:family="text">
      <style:text-properties fo:color="#212121" fo:letter-spacing="0.09cm" fo:language="fr" fo:country="FR" style:text-scale="110%"/>
    </style:style>
    <style:style style:name="T178" style:family="text">
      <style:text-properties fo:color="#212121" fo:letter-spacing="0.092cm" fo:language="fr" fo:country="FR" style:text-scale="105%"/>
    </style:style>
    <style:style style:name="T179" style:family="text">
      <style:text-properties fo:color="#212121" fo:letter-spacing="0.092cm" fo:language="fr" fo:country="FR" style:text-scale="110%"/>
    </style:style>
    <style:style style:name="T180" style:family="text">
      <style:text-properties fo:color="#212121" fo:letter-spacing="0.072cm" fo:language="fr" fo:country="FR" style:text-scale="110%"/>
    </style:style>
    <style:style style:name="T181" style:family="text">
      <style:text-properties fo:color="#212121" fo:letter-spacing="0.046cm" fo:language="fr" fo:country="FR" style:text-scale="105%"/>
    </style:style>
    <style:style style:name="T182" style:family="text">
      <style:text-properties fo:color="#212121" fo:letter-spacing="0.046cm" fo:language="fr" fo:country="FR" fo:font-style="italic" style:font-style-asian="italic" style:text-scale="110%"/>
    </style:style>
    <style:style style:name="T183" style:family="text">
      <style:text-properties fo:color="#212121" fo:letter-spacing="0.051cm" fo:language="fr" fo:country="FR" style:text-scale="105%"/>
    </style:style>
    <style:style style:name="T184" style:family="text">
      <style:text-properties fo:color="#212121" fo:letter-spacing="0.071cm" fo:language="fr" fo:country="FR" style:text-scale="110%"/>
    </style:style>
    <style:style style:name="T185" style:family="text">
      <style:text-properties fo:color="#212121" fo:letter-spacing="0.085cm" fo:language="fr" fo:country="FR" style:text-scale="110%"/>
    </style:style>
    <style:style style:name="T186" style:family="text">
      <style:text-properties fo:color="#212121" fo:letter-spacing="0.085cm" fo:language="fr" fo:country="FR" style:text-scale="105%"/>
    </style:style>
    <style:style style:name="T187" style:family="text">
      <style:text-properties fo:color="#212121" fo:letter-spacing="0.101cm" fo:language="fr" fo:country="FR" style:text-scale="110%"/>
    </style:style>
    <style:style style:name="T188" style:family="text">
      <style:text-properties fo:color="#212121" fo:letter-spacing="-0.026cm" fo:language="fr" fo:country="FR" fo:font-style="italic" style:font-style-asian="italic" style:text-scale="110%"/>
    </style:style>
    <style:style style:name="T189" style:family="text">
      <style:text-properties fo:color="#212121" fo:letter-spacing="0.037cm" fo:language="fr" fo:country="FR" style:text-scale="105%"/>
    </style:style>
    <style:style style:name="T190" style:family="text">
      <style:text-properties fo:color="#212121" fo:letter-spacing="-0.093cm" fo:language="fr" fo:country="FR" style:text-scale="105%"/>
    </style:style>
    <style:style style:name="T191" style:family="text">
      <style:text-properties fo:color="#212121" fo:letter-spacing="0.056cm" fo:language="fr" fo:country="FR" fo:font-style="italic" style:font-style-asian="italic" style:text-scale="110%"/>
    </style:style>
    <style:style style:name="T192" style:family="text">
      <style:text-properties fo:color="#212121" fo:letter-spacing="0.139cm" fo:language="fr" fo:country="FR"/>
    </style:style>
    <style:style style:name="T193" style:family="text">
      <style:text-properties fo:color="#212121" fo:letter-spacing="0.139cm" fo:language="fr" fo:country="FR" fo:font-style="italic" style:font-style-asian="italic"/>
    </style:style>
    <style:style style:name="T194" style:family="text">
      <style:text-properties fo:color="#212121" fo:letter-spacing="0.171cm" fo:language="fr" fo:country="FR"/>
    </style:style>
    <style:style style:name="T195" style:family="text">
      <style:text-properties fo:color="#212121" fo:letter-spacing="0.125cm" fo:language="fr" fo:country="FR"/>
    </style:style>
    <style:style style:name="T196" style:family="text">
      <style:text-properties fo:color="#212121" fo:letter-spacing="0.15cm" fo:language="fr" fo:country="FR" fo:font-style="italic" style:font-style-asian="italic"/>
    </style:style>
    <style:style style:name="T197" style:family="text">
      <style:text-properties fo:color="#212121" fo:letter-spacing="0.146cm" fo:language="fr" fo:country="FR" fo:font-style="italic" style:font-style-asian="italic"/>
    </style:style>
    <style:style style:name="T198" style:family="text">
      <style:text-properties fo:color="#212121" fo:letter-spacing="0.143cm" fo:language="fr" fo:country="FR" fo:font-style="italic" style:font-style-asian="italic"/>
    </style:style>
    <style:style style:name="T199" style:family="text">
      <style:text-properties fo:color="#212121" fo:letter-spacing="-0.037cm" fo:language="fr" fo:country="FR" fo:font-style="italic" style:font-style-asian="italic"/>
    </style:style>
    <style:style style:name="T200" style:family="text">
      <style:text-properties fo:color="#212121" fo:letter-spacing="-0.03cm" fo:language="fr" fo:country="FR" fo:font-style="italic" style:font-style-asian="italic"/>
    </style:style>
    <style:style style:name="T201" style:family="text">
      <style:text-properties fo:language="fr" fo:country="FR" fo:font-style="italic" style:font-style-asian="italic" style:text-scale="105%"/>
    </style:style>
    <style:style style:name="T202" style:family="text">
      <style:text-properties fo:language="fr" fo:country="FR" style:text-scale="105%"/>
    </style:style>
    <style:style style:name="T203" style:family="text">
      <style:text-properties fo:language="fr" fo:country="FR" style:text-scale="110%"/>
    </style:style>
    <style:style style:name="T204" style:family="text">
      <style:text-properties style:text-scale="105%"/>
    </style:style>
    <style:style style:name="T205" style:family="text">
      <style:text-properties fo:letter-spacing="0.009cm" fo:language="fr" fo:country="FR" style:text-scale="105%"/>
    </style:style>
    <style:style style:name="T206" style:family="text">
      <style:text-properties fo:letter-spacing="0.049cm" fo:language="fr" fo:country="FR" style:text-scale="105%"/>
    </style:style>
    <style:style style:name="T207" style:family="text">
      <style:text-properties fo:letter-spacing="0.049cm" fo:language="fr" fo:country="FR" fo:font-style="italic" style:font-style-asian="italic" style:text-scale="105%"/>
    </style:style>
    <style:style style:name="T208" style:family="text">
      <style:text-properties fo:letter-spacing="0.053cm" fo:language="fr" fo:country="FR" style:text-scale="105%"/>
    </style:style>
    <style:style style:name="T209" style:family="text">
      <style:text-properties fo:letter-spacing="-0.002cm" fo:language="fr" fo:country="FR" style:text-scale="105%"/>
    </style:style>
    <style:style style:name="T210" style:family="text">
      <style:text-properties fo:letter-spacing="-0.002cm" fo:language="fr" fo:country="FR" fo:font-style="italic" style:font-style-asian="italic" style:text-scale="105%"/>
    </style:style>
    <style:style style:name="T211" style:family="text">
      <style:text-properties fo:letter-spacing="-0.002cm" fo:language="fr" fo:country="FR" style:text-scale="110%"/>
    </style:style>
    <style:style style:name="T212" style:family="text">
      <style:text-properties fo:letter-spacing="0.004cm" fo:language="fr" fo:country="FR" style:text-scale="105%"/>
    </style:style>
    <style:style style:name="T213" style:family="text">
      <style:text-properties fo:letter-spacing="0.004cm" style:text-scale="110%"/>
    </style:style>
    <style:style style:name="T214" style:family="text">
      <style:text-properties fo:letter-spacing="0.002cm" fo:language="fr" fo:country="FR" style:text-scale="110%"/>
    </style:style>
    <style:style style:name="T215" style:family="text">
      <style:text-properties fo:letter-spacing="0.002cm" fo:language="fr" fo:country="FR" style:text-scale="105%"/>
    </style:style>
    <style:style style:name="T216" style:family="text">
      <style:text-properties fo:letter-spacing="0.011cm" fo:language="fr" fo:country="FR" style:text-scale="105%"/>
    </style:style>
    <style:style style:name="T217" style:family="text">
      <style:text-properties fo:letter-spacing="0.016cm" fo:language="fr" fo:country="FR" style:text-scale="105%"/>
    </style:style>
    <style:style style:name="T218" style:family="text">
      <style:text-properties fo:letter-spacing="0.021cm" fo:language="fr" fo:country="FR" style:text-scale="105%"/>
    </style:style>
    <style:style style:name="T219" style:family="text">
      <style:text-properties fo:letter-spacing="0.007cm" fo:language="fr" fo:country="FR" style:text-scale="110%"/>
    </style:style>
    <style:style style:name="T220" style:family="text">
      <style:text-properties fo:letter-spacing="0.007cm" fo:language="fr" fo:country="FR" style:text-scale="105%"/>
    </style:style>
    <style:style style:name="T221" style:family="text">
      <style:text-properties fo:letter-spacing="0.026cm" fo:language="fr" fo:country="FR" style:text-scale="105%"/>
    </style:style>
    <style:style style:name="T222" style:family="text">
      <style:text-properties fo:letter-spacing="0.019cm" fo:language="fr" fo:country="FR" style:text-scale="105%"/>
    </style:style>
    <style:style style:name="T223" style:family="text">
      <style:text-properties fo:letter-spacing="0.005cm" fo:language="fr" fo:country="FR" style:text-scale="105%"/>
    </style:style>
    <style:style style:name="T224" style:family="text">
      <style:text-properties fo:letter-spacing="0.005cm" fo:language="fr" fo:country="FR" style:text-scale="110%"/>
    </style:style>
    <style:style style:name="T225" style:family="text">
      <style:text-properties fo:letter-spacing="0.025cm" fo:language="fr" fo:country="FR" fo:font-style="italic" style:font-style-asian="italic" style:text-scale="105%"/>
    </style:style>
    <style:style style:name="T226" style:family="text">
      <style:text-properties fo:letter-spacing="0.025cm" fo:language="fr" fo:country="FR" style:text-scale="105%"/>
    </style:style>
    <style:style style:name="T227" style:family="text">
      <style:text-properties fo:letter-spacing="0.034cm" fo:language="fr" fo:country="FR" fo:font-style="italic" style:font-style-asian="italic" style:text-scale="105%"/>
    </style:style>
    <style:style style:name="T228" style:family="text">
      <style:text-properties fo:letter-spacing="0.034cm" fo:language="fr" fo:country="FR" style:text-scale="105%"/>
    </style:style>
    <style:style style:name="T229" style:family="text">
      <style:text-properties fo:letter-spacing="0.041cm" fo:language="fr" fo:country="FR" style:text-scale="105%"/>
    </style:style>
    <style:style style:name="T230" style:family="text">
      <style:text-properties fo:letter-spacing="0.028cm" fo:language="fr" fo:country="FR" style:text-scale="110%"/>
    </style:style>
    <style:style style:name="T231" style:family="text">
      <style:text-properties fo:letter-spacing="0.014cm" fo:language="fr" fo:country="FR" style:text-scale="110%"/>
    </style:style>
    <style:style style:name="T232" style:family="text">
      <style:text-properties fo:letter-spacing="0.014cm" fo:language="fr" fo:country="FR" style:text-scale="105%"/>
    </style:style>
    <style:style style:name="T233" style:family="text">
      <style:text-properties fo:letter-spacing="0.032cm" fo:language="fr" fo:country="FR" fo:font-style="italic" style:font-style-asian="italic" style:text-scale="105%"/>
    </style:style>
    <style:style style:name="T234" style:family="text">
      <style:text-properties fo:letter-spacing="0.032cm" fo:language="fr" fo:country="FR" style:text-scale="105%"/>
    </style:style>
    <style:style style:name="T235" style:family="text">
      <style:text-properties fo:letter-spacing="0.06cm" fo:language="fr" fo:country="FR" style:text-scale="105%"/>
    </style:style>
    <style:style style:name="T236" style:family="text">
      <style:text-properties fo:letter-spacing="-0.014cm" fo:language="fr" fo:country="FR" style:text-scale="110%"/>
    </style:style>
    <style:style style:name="T237" style:family="text">
      <style:text-properties fo:letter-spacing="-0.018cm" fo:language="fr" fo:country="FR" style:text-scale="110%"/>
    </style:style>
    <style:style style:name="T238" style:family="text">
      <style:text-properties fo:letter-spacing="0.012cm" fo:language="fr" fo:country="FR" style:text-scale="110%"/>
    </style:style>
    <style:style style:name="T239" style:family="text">
      <style:text-properties fo:letter-spacing="0.012cm" fo:language="fr" fo:country="FR" style:text-scale="105%"/>
    </style:style>
    <style:style style:name="T240" style:family="text">
      <style:text-properties fo:letter-spacing="-0.021cm" fo:language="fr" fo:country="FR" style:text-scale="110%"/>
    </style:style>
    <style:style style:name="T241" style:family="text">
      <style:text-properties fo:letter-spacing="-0.021cm" fo:language="fr" fo:country="FR" style:text-scale="105%"/>
    </style:style>
    <style:style style:name="T242" style:family="text">
      <style:text-properties fo:letter-spacing="-0.005cm" fo:language="fr" fo:country="FR" style:text-scale="110%"/>
    </style:style>
    <style:style style:name="T243" style:family="text">
      <style:text-properties fo:letter-spacing="-0.009cm" fo:language="fr" fo:country="FR" style:text-scale="110%"/>
    </style:style>
    <style:style style:name="T244" style:family="text">
      <style:text-properties fo:letter-spacing="-0.019cm" fo:language="fr" fo:country="FR" style:text-scale="110%"/>
    </style:style>
    <style:style style:name="T245" style:family="text">
      <style:text-properties fo:letter-spacing="-0.016cm" fo:language="fr" fo:country="FR" style:text-scale="110%"/>
    </style:style>
    <style:style style:name="T246" style:family="text">
      <style:text-properties fo:letter-spacing="-0.016cm" style:text-scale="110%"/>
    </style:style>
    <style:style style:name="T247" style:family="text">
      <style:text-properties fo:letter-spacing="-0.012cm" fo:language="fr" fo:country="FR" style:text-scale="110%"/>
    </style:style>
    <style:style style:name="T248" style:family="text">
      <style:text-properties fo:letter-spacing="-0.012cm" style:text-scale="110%"/>
    </style:style>
    <style:style style:name="T249" style:family="text">
      <style:text-properties fo:letter-spacing="0.097cm" fo:language="fr" fo:country="FR" style:text-scale="105%"/>
    </style:style>
    <style:style style:name="T250" style:family="text">
      <style:text-properties fo:letter-spacing="0.03cm" fo:language="fr" fo:country="FR" style:text-scale="105%"/>
    </style:style>
    <style:style style:name="T251" style:family="text">
      <style:text-properties fo:letter-spacing="-0.004cm" fo:language="fr" fo:country="FR" style:text-scale="110%"/>
    </style:style>
    <style:style style:name="T252" style:family="text">
      <style:text-properties fo:letter-spacing="0.062cm" fo:language="fr" fo:country="FR" style:text-scale="105%"/>
    </style:style>
    <style:style style:name="T253" style:family="text">
      <style:text-properties fo:letter-spacing="0.076cm" fo:language="fr" fo:country="FR" style:text-scale="105%"/>
    </style:style>
    <style:style style:name="T254" style:family="text">
      <style:text-properties fo:letter-spacing="0.078cm" fo:language="fr" fo:country="FR" style:text-scale="105%"/>
    </style:style>
    <style:style style:name="T255" style:family="text">
      <style:text-properties fo:letter-spacing="0.023cm" fo:language="fr" fo:country="FR" style:text-scale="105%"/>
    </style:style>
    <style:style style:name="T256" style:family="text">
      <style:text-properties fo:letter-spacing="0.044cm" fo:language="fr" fo:country="FR" style:text-scale="105%"/>
    </style:style>
    <style:style style:name="T257" style:family="text">
      <style:text-properties fo:letter-spacing="0.044cm" fo:language="fr" fo:country="FR" fo:font-style="italic" style:font-style-asian="italic" style:text-scale="105%"/>
    </style:style>
    <style:style style:name="T258" style:family="text">
      <style:text-properties fo:letter-spacing="0.056cm" fo:language="fr" fo:country="FR" style:text-scale="105%"/>
    </style:style>
    <style:style style:name="T259" style:family="text">
      <style:text-properties fo:letter-spacing="0.074cm" fo:language="fr" fo:country="FR" style:text-scale="105%"/>
    </style:style>
    <style:style style:name="T260" style:family="text">
      <style:text-properties fo:letter-spacing="0.037cm" fo:language="fr" fo:country="FR" style:text-scale="105%"/>
    </style:style>
    <style:style style:name="T261" style:family="text">
      <style:text-properties fo:letter-spacing="0.037cm" fo:language="fr" fo:country="FR" fo:font-style="italic" style:font-style-asian="italic" style:text-scale="105%"/>
    </style:style>
    <style:style style:name="T262" style:family="text">
      <style:text-properties fo:letter-spacing="0.051cm" fo:language="fr" fo:country="FR" style:text-scale="105%"/>
    </style:style>
    <style:style style:name="T263" style:family="text">
      <style:text-properties fo:letter-spacing="-0.026cm" fo:language="fr" fo:country="FR" fo:font-style="italic" style:font-style-asian="italic" style:text-scale="105%"/>
    </style:style>
    <style:style style:name="T264" style:family="text">
      <style:text-properties style:text-scale="110%"/>
    </style:style>
    <style:style style:name="T265" style:family="text">
      <style:text-properties fo:color="#484848" fo:letter-spacing="-0.009cm" fo:language="fr" fo:country="FR"/>
    </style:style>
    <style:style style:name="T266" style:family="text">
      <style:text-properties fo:color="#484848" fo:language="fr" fo:country="FR" style:text-scale="105%"/>
    </style:style>
    <style:style style:name="T267" style:family="text">
      <style:text-properties fo:color="#484848" fo:language="fr" fo:country="FR" fo:font-style="normal" style:font-style-asian="normal" style:font-style-complex="normal" style:text-scale="110%"/>
    </style:style>
    <style:style style:name="T268" style:family="text">
      <style:text-properties fo:color="#484848" fo:letter-spacing="0.03cm" fo:language="fr" fo:country="FR" style:text-scale="105%"/>
    </style:style>
    <style:style style:name="T269" style:family="text">
      <style:text-properties fo:letter-spacing="0.085cm" style:text-scale="110%"/>
    </style:style>
    <style:style style:name="T270" style:family="text">
      <style:text-properties fo:letter-spacing="0.101cm" fo:language="fr" fo:country="FR" style:text-scale="110%"/>
    </style:style>
    <style:style style:name="T271" style:family="text">
      <style:text-properties fo:color="#363636" fo:language="fr" fo:country="FR" style:text-scale="110%"/>
    </style:style>
    <style:style style:name="T272" style:family="text">
      <style:text-properties fo:color="#363636" fo:language="fr" fo:country="FR" style:text-scale="105%"/>
    </style:style>
    <style:style style:name="T273" style:family="text">
      <style:text-properties fo:color="#363636" fo:language="fr" fo:country="FR" fo:font-style="italic" style:font-style-asian="italic" style:text-scale="105%"/>
    </style:style>
    <style:style style:name="T274" style:family="text">
      <style:text-properties fo:color="#363636" fo:letter-spacing="0.002cm" fo:language="fr" fo:country="FR" style:text-scale="110%"/>
    </style:style>
    <style:style style:name="T275" style:family="text">
      <style:text-properties fo:color="#363636" fo:letter-spacing="0.002cm" fo:language="fr" fo:country="FR" style:text-scale="105%"/>
    </style:style>
    <style:style style:name="T276" style:family="text">
      <style:text-properties fo:color="#363636" fo:letter-spacing="-0.012cm" fo:language="fr" fo:country="FR" style:text-scale="105%"/>
    </style:style>
    <style:style style:name="T277" style:family="text">
      <style:text-properties fo:color="#363636" fo:letter-spacing="-0.011cm" fo:language="fr" fo:country="FR" fo:font-style="italic" style:font-style-asian="italic" style:text-scale="105%"/>
    </style:style>
    <style:style style:name="T278" style:family="text">
      <style:text-properties fo:color="#494949" fo:language="fr" fo:country="FR" style:text-scale="110%"/>
    </style:style>
    <style:style style:name="T279" style:family="text">
      <style:text-properties fo:color="#494949" fo:language="fr" fo:country="FR" fo:font-style="italic" style:font-style-asian="italic" style:text-scale="105%"/>
    </style:style>
    <style:style style:name="T280" style:family="text">
      <style:text-properties fo:color="#4d4d4d" fo:language="fr" fo:country="FR" style:text-scale="105%"/>
    </style:style>
    <style:style style:name="T281" style:family="text">
      <style:text-properties fo:color="#4d4d4d" fo:language="fr" fo:country="FR" fo:font-style="italic" style:font-style-asian="italic"/>
    </style:style>
    <style:style style:name="T282" style:family="text">
      <style:text-properties fo:color="#4d4d4d" fo:language="fr" fo:country="FR" fo:font-style="italic" style:font-style-asian="italic" style:text-scale="86%"/>
    </style:style>
    <style:style style:name="T283" style:family="text">
      <style:text-properties fo:color="#4d4d4d" fo:letter-spacing="0.002cm" fo:language="fr" fo:country="FR" style:text-scale="105%"/>
    </style:style>
    <style:style style:name="T284" style:family="text">
      <style:text-properties fo:color="#4d4d4d" fo:letter-spacing="0.002cm" fo:language="fr" fo:country="FR" fo:font-style="italic" style:font-style-asian="italic"/>
    </style:style>
    <style:style style:name="T285" style:family="text">
      <style:text-properties fo:color="#4d4d4d" fo:letter-spacing="0.007cm" fo:language="fr" fo:country="FR" fo:font-style="italic" style:font-style-asian="italic"/>
    </style:style>
    <style:style style:name="T286" style:family="text">
      <style:text-properties fo:color="#4d4d4d" fo:letter-spacing="0.021cm" fo:language="fr" fo:country="FR" fo:font-style="italic" style:font-style-asian="italic"/>
    </style:style>
    <style:style style:name="T287" style:family="text">
      <style:text-properties fo:color="#383838" fo:language="fr" fo:country="FR" fo:font-style="italic" style:font-style-asian="italic" style:text-scale="110%"/>
    </style:style>
    <style:style style:name="T288" style:family="text">
      <style:text-properties fo:color="#383838" fo:language="fr" fo:country="FR" fo:font-style="italic" style:font-style-asian="italic" style:text-scale="105%"/>
    </style:style>
    <style:style style:name="T289" style:family="text">
      <style:text-properties fo:color="#383838" fo:language="fr" fo:country="FR" style:text-scale="110%"/>
    </style:style>
    <style:style style:name="T290" style:family="text">
      <style:text-properties fo:color="#383838" fo:letter-spacing="0.004cm" fo:language="fr" fo:country="FR" fo:font-style="italic" style:font-style-asian="italic" style:text-scale="110%"/>
    </style:style>
    <style:style style:name="T291" style:family="text">
      <style:text-properties fo:color="#383838" fo:letter-spacing="0.042cm" fo:language="fr" fo:country="FR" style:text-scale="110%"/>
    </style:style>
    <style:style style:name="T292" style:family="text">
      <style:text-properties fo:color="#5e5e5e" fo:language="fr" fo:country="FR" style:text-scale="110%"/>
    </style:style>
    <style:style style:name="T293" style:family="text">
      <style:text-properties fo:color="#5e5e5e" fo:letter-spacing="-0.014cm" fo:language="fr" fo:country="FR" style:text-scale="110%"/>
    </style:style>
    <style:style style:name="T294" style:family="text">
      <style:text-properties fo:color="#080808" fo:language="fr" fo:country="FR" style:text-scale="105%"/>
    </style:style>
    <style:style style:name="T295" style:family="text">
      <style:text-properties fo:color="#959595" fo:language="fr" fo:country="FR" fo:font-style="italic" style:font-style-asian="italic"/>
    </style:style>
    <style:style style:name="T296" style:family="text">
      <style:text-properties fo:color="#3b3b3b" fo:language="fr" fo:country="FR"/>
    </style:style>
    <style:style style:name="T297" style:family="text">
      <style:text-properties fo:color="#3b3b3b" fo:language="fr" fo:country="FR" style:text-scale="105%"/>
    </style:style>
    <style:style style:name="T298" style:family="text">
      <style:text-properties fo:color="#3b3b3b" fo:language="fr" fo:country="FR" fo:font-style="italic" style:font-style-asian="italic"/>
    </style:style>
    <style:style style:name="T299" style:family="text">
      <style:text-properties fo:color="#3b3b3b" fo:letter-spacing="0.002cm" fo:language="fr" fo:country="FR"/>
    </style:style>
    <style:style style:name="T300" style:family="text">
      <style:text-properties fo:color="#3b3b3b" fo:letter-spacing="0.002cm" fo:language="fr" fo:country="FR" fo:font-style="italic" style:font-style-asian="italic"/>
    </style:style>
    <style:style style:name="T301" style:family="text">
      <style:text-properties fo:color="#3b3b3b" fo:letter-spacing="0.101cm" fo:language="fr" fo:country="FR" fo:font-style="italic" style:font-style-asian="italic"/>
    </style:style>
    <style:style style:name="T302" style:family="text">
      <style:text-properties fo:color="#3b3b3b" fo:letter-spacing="0.097cm" fo:language="fr" fo:country="FR"/>
    </style:style>
    <style:style style:name="T303" style:family="text">
      <style:text-properties fo:color="#3b3b3b" fo:letter-spacing="0.028cm" fo:language="fr" fo:country="FR"/>
    </style:style>
    <style:style style:name="T304" style:family="text">
      <style:text-properties fo:color="#7c7c7c" fo:language="fr" fo:country="FR" fo:font-style="italic" style:font-style-asian="italic"/>
    </style:style>
    <style:style style:name="T305" style:family="text">
      <style:text-properties fo:color="#7c7c7c" fo:letter-spacing="0.002cm" fo:language="fr" fo:country="FR" fo:font-style="italic" style:font-style-asian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570AP</text:p>
      <text:p text:style-name="P1"><text:span text:style-name="T33">FONDS</text:span><text:span text:style-name="T108"> </text:span><text:span text:style-name="T33">LÉON</text:span><text:span text:style-name="T108"> </text:span><text:span text:style-name="T33">BLUM</text:span></text:p>
      <text:p text:style-name="P26"/>
      <text:p text:style-name="P13"><text:span text:style-name="T18">Dates</text:span><text:span text:style-name="T52"> </text:span><text:span text:style-name="T18">extrêmes</text:span><text:span text:style-name="T125"> </text:span><text:span text:style-name="T17">:</text:span><text:span text:style-name="T43"> </text:span><text:span text:style-name="T17">XX</text:span><text:span text:style-name="T40">e</text:span><text:span text:style-name="T265"> </text:span><text:span text:style-name="T17">siècle.</text:span></text:p>
      <text:p text:style-name="P8"><text:span text:style-name="T19">Importance</text:span><text:span text:style-name="T5"> </text:span><text:span text:style-name="T19">matérielle :</text:span><text:span text:style-name="T87"> </text:span><text:span text:style-name="T30">35</text:span><text:span text:style-name="T37"> </text:span><text:span text:style-name="T30">cartons</text:span><text:span text:style-name="T171"> </text:span><text:span text:style-name="T30">(570</text:span><text:span text:style-name="T98"> </text:span><text:span text:style-name="T30">AP</text:span><text:span text:style-name="T73"> </text:span><text:span text:style-name="T30">1-35);</text:span><text:span text:style-name="T44"> </text:span><text:span text:style-name="T30">4,85</text:span><text:span text:style-name="T124"> </text:span><text:span text:style-name="T30">mètres</text:span><text:span text:style-name="T7"> </text:span><text:span text:style-name="T30">linéaires.</text:span></text:p>
      <text:p text:style-name="P9"><text:span text:style-name="T19">Modalités</text:span><text:span text:style-name="T172"> </text:span><text:span text:style-name="T19">d’entrée :</text:span><text:span text:style-name="T87"> </text:span><text:span text:style-name="T30">dépôt,</text:span><text:span text:style-name="T157"> </text:span><text:span text:style-name="T30">1995,</text:span><text:span text:style-name="T51"> </text:span><text:span text:style-name="T30">complété</text:span><text:span text:style-name="T6"> </text:span><text:span text:style-name="T30">par</text:span><text:span text:style-name="T124"> </text:span><text:span text:style-name="T30">des</text:span><text:span text:style-name="T69"> </text:span><text:span text:style-name="T30">achats</text:span><text:span text:style-name="T266">,</text:span><text:span text:style-name="T268"> </text:span><text:span text:style-name="T30">1994-1995,</text:span><text:span text:style-name="T164"> </text:span><text:span text:style-name="T30">et</text:span><text:span text:style-name="T173"> </text:span><text:span text:style-name="T30">un</text:span><text:span text:style-name="T124"> </text:span><text:span text:style-name="T30">don,</text:span><text:span text:style-name="T63"> </text:span><text:span text:style-name="T30">1998.</text:span></text:p>
      <text:p text:style-name="P9"><text:span text:style-name="T23">Conditions</text:span><text:span text:style-name="T129"> </text:span><text:span text:style-name="T23">d’accès</text:span><text:span text:style-name="T30"> :</text:span></text:p>
      <text:list xml:id="list2325069065603472483" text:style-name="L1">
        <text:list-header>
          <text:p text:style-name="P27"><text:span text:style-name="T31">570</text:span><text:span text:style-name="T3"> </text:span><text:span text:style-name="T31">AP</text:span><text:span text:style-name="T64"> </text:span><text:span text:style-name="T31">1-34 :</text:span><text:span text:style-name="T96"> </text:span><text:span text:style-name="T31">sur</text:span><text:span text:style-name="T55"> </text:span><text:span text:style-name="T31">autorisation.</text:span></text:p>
          <text:p text:style-name="P27"><text:span text:style-name="T30">570</text:span><text:span text:style-name="T2"> </text:span><text:span text:style-name="T30">AP</text:span><text:span text:style-name="T73"> </text:span><text:span text:style-name="T30">35</text:span><text:span text:style-name="T151"> </text:span><text:span text:style-name="T30">:</text:span><text:span text:style-name="T51"> </text:span><text:span text:style-name="T30">libre</text:span><text:span text:style-name="T266">.</text:span></text:p>
        </text:list-header>
      </text:list>
      <text:list xml:id="list7728986692267468105" text:style-name="L2">
        <text:list-header>
          <text:p text:style-name="P28"><text:span text:style-name="T19">Instrument</text:span><text:span text:style-name="T175"> </text:span><text:span text:style-name="T19">de</text:span><text:span text:style-name="T176"> </text:span><text:span text:style-name="T19">recherche : </text:span><text:span text:style-name="T30">inv.</text:span><text:span text:style-name="T146"> </text:span><text:span text:style-name="T30">anal.</text:span><text:span text:style-name="T166"> </text:span><text:span text:style-name="T30">dact.</text:span><text:span text:style-name="T146"> </text:span><text:span text:style-name="T30">(570</text:span><text:span text:style-name="T67"> </text:span><text:span text:style-name="T30">AP</text:span><text:span text:style-name="T73"> </text:span><text:span text:style-name="T30">1-34)</text:span><text:span text:style-name="T178"> </text:span><text:span text:style-name="T30">et index, par M.-G.</text:span><text:span text:style-name="T146"> </text:span><text:span text:style-name="T30">Chevignard, </text:span><text:span text:style-name="T31">1979-1980,</text:span><text:span text:style-name="T161"> </text:span><text:span text:style-name="T31">4</text:span><text:span text:style-name="T102"> </text:span><text:span text:style-name="T31">vol.,</text:span><text:span text:style-name="T92"> </text:span><text:span text:style-name="T31">345 p. ; suppl.</text:span><text:span text:style-name="T180"> </text:span><text:span text:style-name="T31">dact.</text:span><text:span text:style-name="T155"> </text:span><text:span text:style-name="T31">(570</text:span><text:span text:style-name="T38"> </text:span><text:span text:style-name="T31">AP</text:span><text:span text:style-name="T103"> </text:span><text:span text:style-name="T31">35),</text:span><text:span text:style-name="T145"> </text:span><text:span text:style-name="T31">par</text:span><text:span text:style-name="T144"> </text:span><text:span text:style-name="T31">Ch.</text:span><text:span text:style-name="T8"> </text:span><text:span text:style-name="T31">Nougaret</text:span><text:span text:style-name="T177"> </text:span><text:span text:style-name="T31">et</text:span><text:span text:style-name="T139"> </text:span><text:span text:style-name="T31">S.</text:span><text:span text:style-name="T180"> </text:span><text:span text:style-name="T31">Barbiche, 2004-2010,</text:span><text:span text:style-name="T65"> </text:span><text:span text:style-name="T31">1</text:span><text:span text:style-name="T102"> </text:span><text:span text:style-name="T31">p.</text:span></text:p>
          <text:p text:style-name="P29"/>
          <text:p text:style-name="P28"><text:span text:style-name="T21">Notice</text:span><text:span text:style-name="T57"> </text:span><text:span text:style-name="T21">biographique</text:span></text:p>
        </text:list-header>
      </text:list>
      <text:p text:style-name="P22"/>
      <text:p text:style-name="P14"><text:span text:style-name="T31">Après des études à l’École normale supérieure et à la faculté de droit, Léon Blum (1872-1950), s’oriente vers la critique littéraire.</text:span><text:span text:style-name="T45"> </text:span><text:span text:style-name="T31">Maître des requêtes au Conseil d’État, il participe</text:span><text:span text:style-name="T45"> </text:span><text:span text:style-name="T30">aux</text:span><text:span text:style-name="T76"> </text:span><text:span text:style-name="T30">côtés</text:span><text:span text:style-name="T158"> </text:span><text:span text:style-name="T30">de</text:span><text:span text:style-name="T181"> </text:span><text:span text:style-name="T30">Jaurès</text:span><text:span text:style-name="T138"> </text:span><text:span text:style-name="T30">aux</text:span><text:span text:style-name="T76"> </text:span><text:span text:style-name="T30">combats</text:span><text:span text:style-name="T50"> </text:span><text:span text:style-name="T30">de</text:span><text:span text:style-name="T138"> </text:span><text:span text:style-name="T30">l’Affaire</text:span><text:span text:style-name="T183"> </text:span><text:span text:style-name="T30">Dreyfus</text:span><text:span text:style-name="T135"> </text:span><text:span text:style-name="T30">et</text:span><text:span text:style-name="T6"> </text:span><text:span text:style-name="T30">aux</text:span><text:span text:style-name="T158"> </text:span><text:span text:style-name="T30">luttes</text:span><text:span text:style-name="T154"> </text:span><text:span text:style-name="T30">qui</text:span><text:span text:style-name="T158"> </text:span><text:span text:style-name="T30">entourent</text:span><text:span text:style-name="T178"> </text:span><text:span text:style-name="T30">l’unification </text:span><text:span text:style-name="T31">du</text:span><text:span text:style-name="T144"> </text:span><text:span text:style-name="T31">parti</text:span><text:span text:style-name="T144"> </text:span><text:span text:style-name="T31">socialiste</text:span><text:span text:style-name="T139"> </text:span><text:span text:style-name="T31">et</text:span><text:span text:style-name="T144"> </text:span><text:span text:style-name="T31">la</text:span><text:span text:style-name="T159"> </text:span><text:span text:style-name="T31">création</text:span><text:span text:style-name="T167"> </text:span><text:span text:style-name="T31">de</text:span><text:span text:style-name="T136"> </text:span><text:span text:style-name="T20">L’Humanité.</text:span><text:span text:style-name="T182"> </text:span><text:span text:style-name="T31">L’assassinat</text:span><text:span text:style-name="T134"> </text:span><text:span text:style-name="T31">de</text:span><text:span text:style-name="T8"> </text:span><text:span text:style-name="T31">Jaurès</text:span><text:span text:style-name="T184"> </text:span><text:span text:style-name="T31">en</text:span><text:span text:style-name="T161"> </text:span><text:span text:style-name="T31">1914</text:span><text:span text:style-name="T137"> </text:span><text:span text:style-name="T31">marque l’entrée</text:span><text:span text:style-name="T134"> </text:span><text:span text:style-name="T31">en</text:span><text:span text:style-name="T168"> </text:span><text:span text:style-name="T31">politique</text:span><text:span text:style-name="T168"> </text:span><text:span text:style-name="T31">de</text:span><text:span text:style-name="T144"> </text:span><text:span text:style-name="T31">Léon</text:span><text:span text:style-name="T185"> </text:span><text:span text:style-name="T31">Blum.</text:span><text:span text:style-name="T180"> </text:span><text:span text:style-name="T31">Directeur</text:span><text:span text:style-name="T142"> </text:span><text:span text:style-name="T31">de</text:span><text:span text:style-name="T155"> </text:span><text:span text:style-name="T31">cabinet</text:span><text:span text:style-name="T136"> </text:span><text:span text:style-name="T31">de</text:span><text:span text:style-name="T155"> </text:span><text:span text:style-name="T31">Marcel</text:span><text:span text:style-name="T163"> </text:span><text:span text:style-name="T31">Sembat,</text:span><text:span text:style-name="T185"> </text:span><text:span text:style-name="T31">ministre</text:span><text:span text:style-name="T167"> </text:span><text:span text:style-name="T31">du</text:span><text:span text:style-name="T132"> </text:span><text:span text:style-name="T31">Ravitaillement</text:span><text:span text:style-name="T139"> </text:span><text:span text:style-name="T31">durant</text:span><text:span text:style-name="T179"> </text:span><text:span text:style-name="T31">la</text:span><text:span text:style-name="T161"> </text:span><text:span text:style-name="T31">Première</text:span><text:span text:style-name="T161"> </text:span><text:span text:style-name="T31">Guerre</text:span><text:span text:style-name="T187"> </text:span><text:span text:style-name="T31">mondiale, il</text:span><text:span text:style-name="T142"> </text:span><text:span text:style-name="T31">s’affirme</text:span><text:span text:style-name="T115"> </text:span><text:span text:style-name="T31">comme</text:span><text:span text:style-name="T77"> </text:span><text:span text:style-name="T31">le chef</text:span><text:span text:style-name="T177"> </text:span><text:span text:style-name="T31">du</text:span><text:span text:style-name="T167"> </text:span><text:span text:style-name="T31">parti </text:span><text:span text:style-name="T30">S.F.I.O.</text:span><text:span text:style-name="T148"> </text:span><text:span text:style-name="T30">Son</text:span><text:span text:style-name="T51"> </text:span><text:span text:style-name="T30">intervention au</text:span><text:span text:style-name="T186"> </text:span><text:span text:style-name="T30">Congrès</text:span><text:span text:style-name="T146"> </text:span><text:span text:style-name="T30">de</text:span><text:span text:style-name="T160"> </text:span><text:span text:style-name="T30">Tours</text:span><text:span text:style-name="T169"> </text:span><text:span text:style-name="T30">de</text:span><text:span text:style-name="T141"> </text:span><text:span text:style-name="T30">1920</text:span><text:span text:style-name="T169"> </text:span><text:span text:style-name="T30">fait</text:span><text:span text:style-name="T162"> </text:span><text:span text:style-name="T30">de</text:span><text:span text:style-name="T141"> </text:span><text:span text:style-name="T30">lui le</text:span><text:span text:style-name="T186"> </text:span><text:span text:style-name="T30">leader incontesté des réfractaires</text:span><text:span text:style-name="T91"> </text:span><text:span text:style-name="T30">au communisme. De 1920 à 1940, il dirige le parti socialiste. Directeur du </text:span><text:span text:style-name="T10">Populaire,</text:span><text:span text:style-name="T188"> </text:span><text:span text:style-name="T15">il</text:span><text:span text:style-name="T127"> </text:span><text:span text:style-name="T15">arrive</text:span><text:span text:style-name="T103"> </text:span><text:span text:style-name="T15">au</text:span><text:span text:style-name="T103"> </text:span><text:span text:style-name="T15">pouvoir</text:span><text:span text:style-name="T127"> </text:span><text:span text:style-name="T15">à la</text:span><text:span text:style-name="T127"> </text:span><text:span text:style-name="T15">tête</text:span><text:span text:style-name="T96"> </text:span><text:span text:style-name="T15">de</text:span><text:span text:style-name="T38"> </text:span><text:span text:style-name="T31">la</text:span><text:span text:style-name="T111"> </text:span><text:span text:style-name="T31">coalition</text:span><text:span text:style-name="T38"> </text:span><text:span text:style-name="T31">des</text:span><text:span text:style-name="T102"> </text:span><text:span text:style-name="T31">partis</text:span><text:span text:style-name="T106"> </text:span><text:span text:style-name="T31">de</text:span><text:span text:style-name="T96"> </text:span><text:span text:style-name="T31">gauche</text:span><text:span text:style-name="T103"> </text:span><text:span text:style-name="T31">en</text:span><text:span text:style-name="T100"> </text:span><text:span text:style-name="T31">juin</text:span><text:span text:style-name="T102"> </text:span><text:span text:style-name="T31">1936.</text:span><text:span text:style-name="T106"> </text:span><text:span text:style-name="T31">Avec</text:span><text:span text:style-name="T45"> </text:span><text:span text:style-name="T31">les Accords de Matignon, la France se transforme radicalement. Blum décide également de ne</text:span><text:span text:style-name="T132"> </text:span><text:span text:style-name="T31">pas intervenir en Espagne aux côtés du régime républicain menacé, afin de préserver les</text:span><text:span text:style-name="T45"> </text:span><text:span text:style-name="T31">acquis du Front populaire.</text:span><text:span text:style-name="T45"> </text:span><text:span text:style-name="T31">Voulant résoudre la crise économique</text:span><text:span text:style-name="T45"> </text:span><text:span text:style-name="T31">par les pleins pouvoirs</text:span><text:span text:style-name="T45"> </text:span><text:span text:style-name="T31">financiers, il se heurte à l’opposition du Sénat et démissionne en juin 1937. Vice-président du</text:span><text:span text:style-name="T45"> </text:span><text:span text:style-name="T30">Conseil dans</text:span><text:span text:style-name="T44"> </text:span><text:span text:style-name="T30">le troisième</text:span><text:span text:style-name="T44"> </text:span><text:span text:style-name="T30">cabinet</text:span><text:span text:style-name="T44"> </text:span><text:span text:style-name="T30">Chautemps,</text:span><text:span text:style-name="T44"> </text:span><text:span text:style-name="T30">il retrouve la tête du gouvernement en mars</text:span><text:span text:style-name="T44"> </text:span><text:span text:style-name="T31">1938, réagit à l’Anschluss et envisage d’envahir l’Espagne après la victoire de Franco. Mis en</text:span><text:span text:style-name="T45"> </text:span><text:span text:style-name="T31">minorité par le Sénat sur son nouveau projet financier, il doit se retirer en avril. En 1940,</text:span><text:span text:style-name="T45"> </text:span><text:span text:style-name="T31">Blum</text:span><text:span text:style-name="T45"> </text:span><text:span text:style-name="T31">est</text:span><text:span text:style-name="T45"> </text:span><text:span text:style-name="T31">l’un</text:span><text:span text:style-name="T45"> </text:span><text:span text:style-name="T31">des</text:span><text:span text:style-name="T45"> </text:span><text:span text:style-name="T271">« Quatre-vingts »</text:span><text:span text:style-name="T274"> </text:span><text:span text:style-name="T31">parlementaires</text:span><text:span text:style-name="T45"> </text:span><text:span text:style-name="T31">qui</text:span><text:span text:style-name="T45"> </text:span><text:span text:style-name="T31">refusent</text:span><text:span text:style-name="T45"> </text:span><text:span text:style-name="T31">d’accepter</text:span><text:span text:style-name="T45"> </text:span><text:span text:style-name="T31">la</text:span><text:span text:style-name="T45"> </text:span><text:span text:style-name="T31">fin</text:span><text:span text:style-name="T45"> </text:span><text:span text:style-name="T31">de</text:span><text:span text:style-name="T45"> </text:span><text:span text:style-name="T31">la</text:span><text:span text:style-name="T45"> </text:span><text:span text:style-name="T30">République.</text:span><text:span text:style-name="T44"> </text:span><text:span text:style-name="T30">Traduit</text:span><text:span text:style-name="T44"> </text:span><text:span text:style-name="T30">en justice</text:span><text:span text:style-name="T44"> </text:span><text:span text:style-name="T30">par</text:span><text:span text:style-name="T44"> </text:span><text:span text:style-name="T30">le régime de Vichy, il est transféré</text:span><text:span text:style-name="T266">, </text:span><text:span text:style-name="T30">en 1943</text:span><text:span text:style-name="T266">, </text:span><text:span text:style-name="T30">dans une</text:span><text:span text:style-name="T44"> </text:span><text:span text:style-name="T30">maison</text:span><text:span text:style-name="T44"> </text:span><text:span text:style-name="T30">forestière</text:span><text:span text:style-name="T266">, </text:span><text:span text:style-name="T30">en</text:span><text:span text:style-name="T44"> </text:span><text:span text:style-name="T30">bordure</text:span><text:span text:style-name="T44"> </text:span><text:span text:style-name="T30">du <text:s/>camp <text:s/>de Buchenwald. Libéré en 1945, Léon Blum, malgré</text:span><text:span text:style-name="T44"> </text:span><text:span text:style-name="T31">un bref retour à la tête du gouvernement en 1946, passe les dernières années de sa vie dans</text:span><text:span text:style-name="T45"> </text:span><text:span text:style-name="T31">une</text:span><text:span text:style-name="T103"> </text:span><text:span text:style-name="T31">semi-retraite.</text:span></text:p>
      <text:p text:style-name="P31"/>
      <text:p text:style-name="P14"><text:span text:style-name="T22">P</text:span><text:span text:style-name="T21">résentation</text:span><text:span text:style-name="T66"> </text:span><text:span text:style-name="T21">du</text:span><text:span text:style-name="T113"> </text:span><text:span text:style-name="T21">contenu</text:span></text:p>
      <text:p text:style-name="P32"/>
      <text:p text:style-name="P14"><text:span text:style-name="T34">570</text:span><text:span text:style-name="T16"> </text:span><text:span text:style-name="T34">AP</text:span><text:span text:style-name="T39"> </text:span><text:span text:style-name="T34">1-11. Avant</text:span><text:span text:style-name="T48"> </text:span><text:span text:style-name="T34">l’exercice</text:span><text:span text:style-name="T72"> </text:span><text:span text:style-name="T34">du</text:span><text:span text:style-name="T58"> </text:span><text:span text:style-name="T34">pouvoir.</text:span><text:span text:style-name="T84"> </text:span><text:span text:style-name="T34">1880-1933</text:span><text:span text:style-name="T267">.</text:span></text:p>
      <text:p text:style-name="P14"><text:span text:style-name="T267"><text:tab/></text:span><text:span text:style-name="T202">1-3.</text:span><text:span text:style-name="T249"> </text:span><text:span text:style-name="T202">L’écrivain</text:span><text:span text:style-name="T258"> </text:span><text:span text:style-name="T202">et</text:span><text:span text:style-name="T260"> </text:span><text:span text:style-name="T202">le</text:span><text:span text:style-name="T223"> </text:span><text:span text:style-name="T202">critique.</text:span><text:span text:style-name="T206"> </text:span><text:span text:style-name="T202">1880-1914.</text:span></text:p>
      <text:p text:style-name="P14"><text:span text:style-name="T202"><text:tab/></text:span><text:span text:style-name="T203">3</text:span><text:span text:style-name="T244"> </text:span><text:span text:style-name="T203">(suite)-8.</text:span><text:span text:style-name="T230"> </text:span><text:span text:style-name="T203">Les</text:span><text:span text:style-name="T247"> </text:span><text:span text:style-name="T203">débuts</text:span><text:span text:style-name="T238"> </text:span><text:span text:style-name="T203">politiques.</text:span><text:span text:style-name="T238"> </text:span><text:span text:style-name="T203">1900-1933.</text:span></text:p>
      <text:p text:style-name="P14"><text:span text:style-name="T211"><text:tab/></text:span><text:span text:style-name="T209">8</text:span><text:span text:style-name="T212"> </text:span><text:span text:style-name="T209">(suite)-11.</text:span><text:span text:style-name="T256"> </text:span><text:span text:style-name="T209">Articles</text:span><text:span text:style-name="T258"> </text:span><text:span text:style-name="T209">de</text:span><text:span text:style-name="T205"> </text:span><text:span text:style-name="T209">Léon</text:span><text:span text:style-name="T262"> </text:span><text:span text:style-name="T209">Blum</text:span><text:span text:style-name="T221"> </text:span><text:span text:style-name="T209">dans</text:span><text:span text:style-name="T235"> </text:span><text:span text:style-name="T210">L’Humanité,</text:span><text:span text:style-name="T227"> </text:span><text:span text:style-name="T201">Le</text:span><text:span text:style-name="T257"> </text:span><text:span text:style-name="T201">Populaire,</text:span><text:span text:style-name="T207"> </text:span><text:span text:style-name="T201">Le</text:span><text:span text:style-name="T261"> </text:span><text:span text:style-name="T201">Soir. </text:span><text:span text:style-name="T203">1920-1933.</text:span></text:p>
      <text:p text:style-name="P14"><text:span text:style-name="T31">570</text:span><text:span text:style-name="T127"> </text:span><text:span text:style-name="T31">AP</text:span><text:span text:style-name="T131"> </text:span><text:span text:style-name="T31">12-18.</text:span><text:span text:style-name="T3"> </text:span><text:span text:style-name="T31">De</text:span><text:span text:style-name="T131"> </text:span><text:span text:style-name="T31">l’exercice</text:span><text:span text:style-name="T61"> </text:span><text:span text:style-name="T31">du</text:span><text:span text:style-name="T103"> </text:span><text:span text:style-name="T31">pouvoir</text:span><text:span text:style-name="T3"> </text:span><text:span text:style-name="T31">à</text:span><text:span text:style-name="T131"> </text:span><text:span text:style-name="T31">la</text:span><text:span text:style-name="T103"> </text:span><text:span text:style-name="T31">guerre.</text:span><text:span text:style-name="T61"> </text:span><text:span text:style-name="T31">1934-1940</text:span></text:p>
      <text:p text:style-name="P14"><text:span text:style-name="T31"><text:tab/></text:span><text:span text:style-name="T203">12-13.</text:span><text:span text:style-name="T270"> </text:span><text:span text:style-name="T203">De</text:span><text:span text:style-name="T245"> </text:span><text:span text:style-name="T203">1934</text:span><text:span text:style-name="T244"> </text:span><text:span text:style-name="T203">aux</text:span><text:span text:style-name="T247"> </text:span><text:span text:style-name="T203">élections</text:span><text:span text:style-name="T219"> </text:span><text:span text:style-name="T203">de</text:span><text:span text:style-name="T251"> </text:span><text:span text:style-name="T203">1936.</text:span></text:p>
      <text:p text:style-name="P14"><text:span text:style-name="T203"><text:tab/></text:span><text:span text:style-name="T264">13 (suite)-14.</text:span><text:span text:style-name="T269"> </text:span><text:span text:style-name="T264">Le</text:span><text:span text:style-name="T248"> </text:span><text:span text:style-name="T264">Front</text:span><text:span text:style-name="T246"> </text:span><text:span text:style-name="T264">populaire.</text:span><text:span text:style-name="T213"> </text:span><text:span text:style-name="T264">1936-1940.</text:span></text:p>
      <text:p text:style-name="P14"><text:span text:style-name="T203"><text:tab/></text:span><text:span text:style-name="T202">(suite)-18.</text:span><text:span text:style-name="T253"> </text:span><text:span text:style-name="T202">Les</text:span><text:span text:style-name="T217"> </text:span><text:span text:style-name="T202">articles</text:span><text:span text:style-name="T218"> </text:span><text:span text:style-name="T202">de</text:span><text:span text:style-name="T239"> </text:span><text:span text:style-name="T202">Léon</text:span><text:span text:style-name="T228"> </text:span><text:span text:style-name="T202">Blum</text:span><text:span text:style-name="T260"> </text:span><text:span text:style-name="T202">dans</text:span><text:span text:style-name="T260"> </text:span><text:span text:style-name="T201">Le</text:span><text:span text:style-name="T233"> </text:span><text:span text:style-name="T201">Populaire.</text:span><text:span text:style-name="T225"> </text:span><text:span text:style-name="T204">1934-1940.</text:span></text:p>
      <text:p text:style-name="P33"/>
      <text:p text:style-name="P33"/>
      <text:p text:style-name="P33"/>
      <text:p text:style-name="P12"><text:soft-page-break/><text:span text:style-name="T203">570</text:span><text:span text:style-name="T236"> </text:span><text:span text:style-name="T203">AP</text:span><text:span text:style-name="T242"> </text:span><text:span text:style-name="T203">19-21.</text:span><text:span text:style-name="T219"> </text:span><text:span text:style-name="T203">La</text:span><text:span text:style-name="T236"> </text:span><text:span text:style-name="T203">guerre,</text:span><text:span text:style-name="T214"> </text:span><text:span text:style-name="T203">la</text:span><text:span text:style-name="T237"> </text:span><text:span text:style-name="T203">captivité,</text:span><text:span text:style-name="T219"> </text:span><text:span text:style-name="T203">le</text:span><text:span text:style-name="T240"> </text:span><text:span text:style-name="T203">procès</text:span><text:span text:style-name="T243"> </text:span><text:span text:style-name="T203">de</text:span><text:span text:style-name="T244"> </text:span><text:span text:style-name="T203">Riom.</text:span><text:span text:style-name="T231"> </text:span><text:span text:style-name="T203">1940-1945.</text:span></text:p>
      <text:list xml:id="list2121555961885785516" text:style-name="L3">
        <text:list-header>
          <text:p text:style-name="P38"><text:span text:style-name="T214">19.</text:span><text:span text:style-name="T270"> </text:span><text:span text:style-name="T203">La guerre et la prison.</text:span></text:p>
          <text:p text:style-name="P38"><text:span text:style-name="T203">19</text:span><text:span text:style-name="T245"> </text:span><text:span text:style-name="T203">(suite)-21.</text:span><text:span text:style-name="T230"> </text:span><text:span text:style-name="T203">Le</text:span><text:span text:style-name="T224"> </text:span><text:span text:style-name="T203">procès</text:span><text:span text:style-name="T219"> </text:span><text:span text:style-name="T203">de</text:span><text:span text:style-name="T245"> </text:span><text:span text:style-name="T203">Riom</text:span></text:p>
        </text:list-header>
      </text:list>
      <text:list xml:id="list5551607866666614100" text:style-name="L4">
        <text:list-item>
          <text:list>
            <text:list-item>
              <text:list>
                <text:list-header>
                  <text:p text:style-name="P40"/>
                  <text:p text:style-name="P39"><text:span text:style-name="T202">570</text:span><text:span text:style-name="T222"> </text:span><text:span text:style-name="T202">AP</text:span><text:span text:style-name="T222"> </text:span><text:span text:style-name="T202">22-30. Le</text:span><text:span text:style-name="T226"> </text:span><text:span text:style-name="T202">retour</text:span><text:span text:style-name="T250"> </text:span><text:span text:style-name="T202">à</text:span><text:span text:style-name="T255"> </text:span><text:span text:style-name="T202">la</text:span><text:span text:style-name="T218"> </text:span><text:span text:style-name="T202">vie</text:span><text:span text:style-name="T218"> </text:span><text:span text:style-name="T202">politique. La fin de</text:span><text:span text:style-name="T234"> </text:span><text:span text:style-name="T202">la</text:span><text:span text:style-name="T226"> </text:span><text:span text:style-name="T202">vie</text:span><text:span text:style-name="T217"> </text:span><text:span text:style-name="T202">de</text:span><text:span text:style-name="T222"> </text:span><text:span text:style-name="T202">Léon</text:span><text:span text:style-name="T228"> </text:span><text:span text:style-name="T202">Blum.</text:span><text:span text:style-name="T256"> </text:span><text:span text:style-name="T202">1945-1950.</text:span></text:p>
                </text:list-header>
              </text:list>
            </text:list-item>
          </text:list>
        </text:list-item>
      </text:list>
      <text:p text:style-name="P41"/>
      <text:p text:style-name="P7"><text:span text:style-name="T202">570</text:span><text:span text:style-name="T232"> </text:span><text:span text:style-name="T202">AP</text:span><text:span text:style-name="T222"> </text:span><text:span text:style-name="T202">30-34.</text:span><text:span text:style-name="T252"> </text:span><text:span text:style-name="T202">Après</text:span><text:span text:style-name="T262"> </text:span><text:span text:style-name="T202">la</text:span><text:span text:style-name="T255"> </text:span><text:span text:style-name="T202">mort</text:span><text:span text:style-name="T241"> </text:span><text:span text:style-name="T202">de</text:span><text:span text:style-name="T220"> </text:span><text:span text:style-name="T202">Léon</text:span><text:span text:style-name="T234"> </text:span><text:span text:style-name="T202">Blum.</text:span><text:span text:style-name="T226"> </text:span><text:span text:style-name="T202">Documentation</text:span><text:span text:style-name="T259"> </text:span><text:span text:style-name="T202">audiovisuelle.</text:span></text:p>
      <text:p text:style-name="P7"><text:span text:style-name="T254"><text:tab/>30</text:span><text:span text:style-name="T214">. </text:span><text:span text:style-name="T202">La</text:span><text:span text:style-name="T226"> </text:span><text:span text:style-name="T202">mort</text:span><text:span text:style-name="T250"> </text:span><text:span text:style-name="T202">de</text:span><text:span text:style-name="T216"> </text:span><text:span text:style-name="T202">Léon</text:span><text:span text:style-name="T229"> </text:span><text:span text:style-name="T202">Blum.</text:span><text:span text:style-name="T260"> </text:span><text:span text:style-name="T202">Mars-avril 1950.</text:span></text:p>
      <text:p text:style-name="P7"><text:span text:style-name="T202"><text:tab/>31-34.</text:span><text:span text:style-name="T208"> </text:span><text:span text:style-name="T202">Enregistrements.</text:span></text:p>
      <text:p text:style-name="P23"/>
      <text:p text:style-name="P15"><text:span text:style-name="T202">570 AP 35.</text:span><text:span text:style-name="T215"> </text:span><text:span text:style-name="T202">Documents</text:span><text:span text:style-name="T215"> </text:span><text:span text:style-name="T202">Léon</text:span><text:span text:style-name="T215"> </text:span><text:span text:style-name="T202">Blum</text:span><text:span text:style-name="T215"> </text:span><text:span text:style-name="T202">appartenant</text:span><text:span text:style-name="T215"> </text:span><text:span text:style-name="T202">aux</text:span><text:span text:style-name="T215"> </text:span><text:span text:style-name="T202">Archives</text:span><text:span text:style-name="T215"> </text:span><text:span text:style-name="T202">nationales :</text:span><text:span text:style-name="T215"> </text:span><text:span text:style-name="T202">manuscrits</text:span><text:span text:style-name="T215"> </text:span><text:span text:style-name="T202">autographes</text:span><text:span text:style-name="T215"> </text:span><text:span text:style-name="T202">de</text:span><text:span text:style-name="T215"> </text:span><text:span text:style-name="T202">Blum,</text:span><text:span text:style-name="T215"> </text:span><text:span text:style-name="T202">correspondance</text:span><text:span text:style-name="T215"> </text:span><text:span text:style-name="T202">reçue</text:span><text:span text:style-name="T215"> </text:span><text:span text:style-name="T202">et</text:span><text:span text:style-name="T215"> </text:span><text:span text:style-name="T202">photographies</text:span><text:span text:style-name="T215"> </text:span><text:span text:style-name="T202">familiales.</text:span><text:span text:style-name="T215"> </text:span><text:span text:style-name="T202">1914-1946</text:span></text:p>
      <text:p text:style-name="P19"/>
      <text:p text:style-name="P10"><text:span text:style-name="T210">Sources</text:span><text:span text:style-name="T263"> </text:span><text:span text:style-name="T210">complémentaires</text:span></text:p>
      <text:p text:style-name="P10"><text:span text:style-name="T31">Voir</text:span><text:span text:style-name="T96"> </text:span><text:span text:style-name="T31">également</text:span><text:span text:style-name="T3"> </text:span><text:span text:style-name="T31">les</text:span><text:span text:style-name="T111"> </text:span><text:span text:style-name="T31">archives</text:span><text:span text:style-name="T94"> </text:span><text:span text:style-name="T31">de</text:span><text:span text:style-name="T131"> </text:span><text:span text:style-name="T31">la</text:span><text:span text:style-name="T127"> </text:span><text:span text:style-name="T31">Société des</text:span><text:span text:style-name="T111"> </text:span><text:span text:style-name="T31">amis</text:span><text:span text:style-name="T102"> </text:span><text:span text:style-name="T31">de</text:span><text:span text:style-name="T110"> </text:span><text:span text:style-name="T31">Léon</text:span><text:span text:style-name="T106"> </text:span><text:span text:style-name="T31">Blum</text:span><text:span text:style-name="T38"> </text:span><text:span text:style-name="T31">(55</text:span><text:span text:style-name="T102"> </text:span><text:span text:style-name="T31">AS</text:span><text:span text:style-name="T102"> </text:span><text:span text:style-name="T31">1-8)</text:span><text:span text:style-name="T278">.</text:span></text:p>
      <text:p text:style-name="P10"><text:span text:style-name="T30">Les</text:span><text:span text:style-name="T151"> </text:span><text:span text:style-name="T30">documents</text:span><text:span text:style-name="T7"> </text:span><text:span text:style-name="T30">présentés</text:span><text:span text:style-name="T160"> </text:span><text:span text:style-name="T30">lors</text:span><text:span text:style-name="T88"> </text:span><text:span text:style-name="T30">de</text:span><text:span text:style-name="T7"> </text:span><text:span text:style-name="T30">l’exposition</text:span><text:span text:style-name="T135"> </text:span><text:span text:style-name="T272">«</text:span><text:span text:style-name="T276"> </text:span><text:span text:style-name="T30">Léon</text:span><text:span text:style-name="T143"> </text:span><text:span text:style-name="T30">Blum»,</text:span><text:span text:style-name="T189"> </text:span><text:span text:style-name="T30">organisée</text:span><text:span text:style-name="T135"> </text:span><text:span text:style-name="T30">aux</text:span><text:span text:style-name="T171"> </text:span><text:span text:style-name="T30">Archives</text:span><text:span text:style-name="T190"> </text:span><text:span text:style-name="T31">nationales</text:span><text:span text:style-name="T74"> </text:span><text:span text:style-name="T31">en</text:span><text:span text:style-name="T61"> </text:span><text:span text:style-name="T31">1972</text:span><text:span text:style-name="T278">, </text:span><text:span text:style-name="T31">ont</text:span><text:span text:style-name="T15"> </text:span><text:span text:style-name="T31">été</text:span><text:span text:style-name="T61"> </text:span><text:span text:style-name="T31">microfilmés</text:span><text:span text:style-name="T152"> </text:span><text:span text:style-name="T31">sous</text:span><text:span text:style-name="T68"> </text:span><text:span text:style-name="T31">la</text:span><text:span text:style-name="T102"> </text:span><text:span text:style-name="T31">cote</text:span><text:span text:style-name="T68"> </text:span><text:span text:style-name="T31">349</text:span><text:span text:style-name="T106"> </text:span><text:span text:style-name="T31">Mi</text:span><text:span text:style-name="T99"> </text:span><text:span text:style-name="T31">1</text:span><text:span text:style-name="T103"> </text:span><text:span text:style-name="T31">à</text:span><text:span text:style-name="T131"> </text:span><text:span text:style-name="T31">5.</text:span></text:p>
      <text:p text:style-name="P19"/>
      <text:p text:style-name="P21"/>
      <text:p text:style-name="P30">Bibliographie</text:p>
      <text:p text:style-name="P11"><text:span text:style-name="T30">YVERT</text:span><text:span text:style-name="T101"> </text:span><text:span text:style-name="T30">(Benoît),</text:span><text:span text:style-name="T81"> </text:span><text:span text:style-name="T19">Dictionnaire</text:span><text:span text:style-name="T60"> </text:span><text:span text:style-name="T19">des</text:span><text:span text:style-name="T107"> </text:span><text:span text:style-name="T19">ministres</text:span><text:span text:style-name="T11"> </text:span><text:span text:style-name="T19">(1789-1989),</text:span><text:span text:style-name="T128"> </text:span><text:span text:style-name="T30">Paris,</text:span><text:span text:style-name="T126"> </text:span><text:span text:style-name="T30">Perrin,</text:span><text:span text:style-name="T101"> </text:span><text:span text:style-name="T30">1990,</text:span><text:span text:style-name="T105"> </text:span><text:span text:style-name="T30">p.</text:span><text:span text:style-name="T95"> </text:span><text:span text:style-name="T30">376.</text:span></text:p>
      <text:p text:style-name="P11"><text:span text:style-name="T272">« </text:span><text:span text:style-name="T30">50e</text:span><text:span text:style-name="T44"> </text:span><text:span text:style-name="T30">anniversaire</text:span><text:span text:style-name="T44"> </text:span><text:span text:style-name="T30">de</text:span><text:span text:style-name="T44"> </text:span><text:span text:style-name="T30">la</text:span><text:span text:style-name="T44"> </text:span><text:span text:style-name="T30">mort</text:span><text:span text:style-name="T44"> </text:span><text:span text:style-name="T30">de</text:span><text:span text:style-name="T44"> </text:span><text:span text:style-name="T30">Léon</text:span><text:span text:style-name="T44"> </text:span><text:span text:style-name="T30">Blum </text:span><text:span text:style-name="T272">»,</text:span><text:span text:style-name="T275"> </text:span><text:span text:style-name="T30">dans</text:span><text:span text:style-name="T44"> </text:span><text:span text:style-name="T19">Revue</text:span><text:span text:style-name="T47"> </text:span><text:span text:style-name="T19">de</text:span><text:span text:style-name="T47"> </text:span><text:span text:style-name="T19">l</text:span><text:span text:style-name="T279">’</text:span><text:span text:style-name="T19">Office</text:span><text:span text:style-name="T47"> </text:span><text:span text:style-name="T19">universitaire </text:span><text:span text:style-name="T47"><text:s/></text:span><text:span text:style-name="T19">de</text:span><text:span text:style-name="T133"> </text:span><text:span text:style-name="T19">recherche</text:span><text:span text:style-name="T125"> </text:span><text:span text:style-name="T273">socialiste,</text:span><text:span text:style-name="T277"> </text:span><text:span text:style-name="T30">n°</text:span><text:span text:style-name="T54"> </text:span><text:span text:style-name="T30">10,</text:span><text:span text:style-name="T14"> </text:span><text:span text:style-name="T30">mars</text:span><text:span text:style-name="T69"> </text:span><text:span text:style-name="T30">2000,</text:span><text:span text:style-name="T63"> </text:span><text:span text:style-name="T30">128 p.</text:span></text:p>
      <text:list xml:id="list843151310268283123" text:style-name="Outline">
        <text:list-item>
          <text:list>
            <text:list-item>
              <text:h text:style-name="P37" text:outline-level="2"><text:span text:style-name="T30">591</text:span><text:span text:style-name="T37"> </text:span><text:span text:style-name="T30">AP</text:span></text:h>
            </text:list-item>
          </text:list>
        </text:list-item>
      </text:list>
      <text:p text:style-name="P2"><text:span text:style-name="T32">FONDS</text:span><text:span text:style-name="T4"> </text:span><text:span text:style-name="T32">LUCIEN</text:span><text:span text:style-name="T83"> </text:span><text:span text:style-name="T32">FEBVRE</text:span></text:p>
      <text:p text:style-name="P34"/>
      <text:p text:style-name="P3"><text:span text:style-name="T19">Dates</text:span><text:span text:style-name="T109"> </text:span><text:span text:style-name="T19">extrêmes:</text:span><text:span text:style-name="T36"> </text:span><text:span text:style-name="T30">1907-1960.</text:span></text:p>
      <text:p text:style-name="P3"><text:span text:style-name="T19">Importance</text:span><text:span text:style-name="T9"> </text:span><text:span text:style-name="T19">matérielle:</text:span><text:span text:style-name="T165"> </text:span><text:span text:style-name="T30">64</text:span><text:span text:style-name="T44"> </text:span><text:span text:style-name="T30">cartons</text:span><text:span text:style-name="T59"> </text:span><text:span text:style-name="T30">(591</text:span><text:span text:style-name="T54"> </text:span><text:span text:style-name="T30">AP</text:span><text:span text:style-name="T59"> </text:span><text:span text:style-name="T30">1-64) ;</text:span><text:span text:style-name="T67"> </text:span><text:span text:style-name="T30">9,50</text:span><text:span text:style-name="T59"> </text:span><text:span text:style-name="T30">mètres</text:span><text:span text:style-name="T189"> </text:span><text:span text:style-name="T30">linéaires.</text:span></text:p>
      <text:p text:style-name="P3"><text:span text:style-name="T19">Modalités</text:span><text:span text:style-name="T60"> </text:span><text:span text:style-name="T19">d’entrée:</text:span><text:span text:style-name="T53"> </text:span><text:span text:style-name="T30">don</text:span><text:span text:style-name="T98"> </text:span><text:span text:style-name="T30">de</text:span><text:span text:style-name="T54"> </text:span><text:span text:style-name="T30">Monsieur</text:span><text:span text:style-name="T173"> </text:span><text:span text:style-name="T30">Henri</text:span><text:span text:style-name="T171"> </text:span><text:span text:style-name="T30">Febvre,</text:span><text:span text:style-name="T173"> </text:span><text:span text:style-name="T30">1998.</text:span></text:p>
      <text:p text:style-name="P3"><text:span text:style-name="T11">Conditions</text:span><text:span text:style-name="T56"> </text:span><text:span text:style-name="T11">d’accès</text:span><text:span text:style-name="T36"> </text:span><text:span text:style-name="T30">:</text:span><text:span text:style-name="T97"> </text:span><text:span text:style-name="T30">sur autorisation</text:span><text:span text:style-name="T280">.</text:span></text:p>
      <text:p text:style-name="P3"><text:span text:style-name="T20">Instrument</text:span><text:span text:style-name="T170"> </text:span><text:span text:style-name="T20">de</text:span><text:span text:style-name="T191"> </text:span><text:span text:style-name="T287">recherche</text:span><text:span text:style-name="T290"> </text:span><text:span text:style-name="T289">:</text:span><text:span text:style-name="T291"> </text:span><text:span text:style-name="T31">fonds</text:span><text:span text:style-name="T139"> </text:span><text:span text:style-name="T31">en</text:span><text:span text:style-name="T159"> </text:span><text:span text:style-name="T31">cours</text:span><text:span text:style-name="T180"> </text:span><text:span text:style-name="T31">de</text:span><text:span text:style-name="T137"> </text:span><text:span text:style-name="T31">classement</text:span><text:span text:style-name="T161"> </text:span><text:span text:style-name="T31">;</text:span><text:span text:style-name="T106"> </text:span><text:span text:style-name="T31">état</text:span><text:span text:style-name="T68"> </text:span><text:span text:style-name="T31">somm.</text:span><text:span text:style-name="T70"> </text:span><text:span text:style-name="T31">dact.,</text:span><text:span text:style-name="T68"> </text:span><text:span text:style-name="T31">1998</text:span><text:span text:style-name="T292">,</text:span><text:span text:style-name="T293"> </text:span><text:span text:style-name="T31">273</text:span><text:span text:style-name="T15"> </text:span><text:span text:style-name="T31">p.</text:span></text:p>
      <text:p text:style-name="P35"/>
      <text:p text:style-name="P3"><text:span text:style-name="T117">Notice</text:span><text:span text:style-name="T121"> </text:span><text:span text:style-name="T117">biographique</text:span></text:p>
      <text:p text:style-name="P4"><text:span text:style-name="T30">Auteur</text:span><text:span text:style-name="T44"> </text:span><text:span text:style-name="T30">d’une thèse</text:span><text:span text:style-name="T44"> </text:span><text:span text:style-name="T19">sur Philippe II et la Franche-Comté </text:span><text:span text:style-name="T30">(1911), fondateur <text:s/>avec Marc</text:span><text:span text:style-name="T44"> </text:span><text:span text:style-name="T30">Bloch des </text:span><text:span text:style-name="T19">Annales d’histoire économique et sociale </text:span><text:span text:style-name="T30">(1929), Lucien Febvre (1878-1956) fut</text:span><text:span text:style-name="T44"> </text:span><text:span text:style-name="T30">professeur au Collège de France (1933). Influencé par Paul Vidal de la Blache, il publia </text:span><text:span text:style-name="T19">La</text:span><text:span text:style-name="T47"> </text:span><text:span text:style-name="T19">Terre et l’évolution humaine </text:span><text:span text:style-name="T30">(avec M. Bataillon, 1922) où il montra les liens existants entre</text:span><text:span text:style-name="T44"> </text:span><text:span text:style-name="T30">l’histoire et la géographie</text:span><text:span text:style-name="T294">. </text:span><text:span text:style-name="T30">Il écrivit ensuite </text:span><text:span text:style-name="T19">Un destin, Martin Luther </text:span><text:span text:style-name="T30">(1928), </text:span><text:span text:style-name="T19">Le Problème de</text:span><text:span text:style-name="T47"> </text:span><text:span text:style-name="T18">l’incroyance au XVI</text:span><text:span text:style-name="T41">e</text:span><text:span text:style-name="T18"> siècle</text:span><text:span text:style-name="T17">, </text:span><text:span text:style-name="T18">la Religion de Rabelais </text:span><text:span text:style-name="T17">(1942), </text:span><text:span text:style-name="T18">L’Apparition du livre </text:span><text:span text:style-name="T17">(avec Henri-</text:span><text:span text:style-name="T43"> </text:span><text:span text:style-name="T30">Jean</text:span><text:span text:style-name="T44"> </text:span><text:span text:style-name="T30">Martin,</text:span><text:span text:style-name="T44"> </text:span><text:span text:style-name="T30">1957), </text:span><text:span text:style-name="T19">Au cœur religieux</text:span><text:span text:style-name="T47"> </text:span><text:span text:style-name="T19">du </text:span><text:span text:style-name="T21">XVI</text:span><text:span text:style-name="T42">e</text:span><text:span text:style-name="T288"> </text:span><text:span text:style-name="T19">siècle</text:span><text:span text:style-name="T47"> </text:span><text:span text:style-name="T30">(1957).</text:span><text:span text:style-name="T44"> </text:span><text:span text:style-name="T30">Sa conception</text:span><text:span text:style-name="T44"> </text:span><text:span text:style-name="T30">de</text:span><text:span text:style-name="T44"> </text:span><text:span text:style-name="T30">l’histoire,</text:span><text:span text:style-name="T44"> </text:span><text:span text:style-name="T30">comprise</text:span><text:span text:style-name="T44"> </text:span><text:span text:style-name="T30">comme</text:span><text:span text:style-name="T44"> </text:span><text:span text:style-name="T30">une</text:span><text:span text:style-name="T44"> </text:span><text:span text:style-name="T30">synthèse</text:span><text:span text:style-name="T44"> </text:span><text:span text:style-name="T30">des</text:span><text:span text:style-name="T44"> </text:span><text:span text:style-name="T30">éléments</text:span><text:span text:style-name="T44"> </text:span><text:span text:style-name="T30">politiques</text:span><text:span text:style-name="T280">,</text:span><text:span text:style-name="T283"> </text:span><text:span text:style-name="T30">économiques,</text:span><text:span text:style-name="T44"> </text:span><text:span text:style-name="T30">sociaux, religieux,</text:span><text:span text:style-name="T44"> </text:span><text:span text:style-name="T30">culturels</text:span><text:span text:style-name="T44"> </text:span><text:span text:style-name="T30">et</text:span><text:span text:style-name="T44"> </text:span><text:span text:style-name="T30">mentaux,</text:span><text:span text:style-name="T44"> </text:span><text:span text:style-name="T30">est</text:span><text:span text:style-name="T44"> </text:span><text:span text:style-name="T30">exposée</text:span><text:span text:style-name="T44"> </text:span><text:span text:style-name="T30">dans</text:span><text:span text:style-name="T44"> </text:span><text:span text:style-name="T30">ses </text:span><text:span text:style-name="T19">Combats</text:span><text:span text:style-name="T47"> </text:span><text:span text:style-name="T19">pour</text:span><text:span text:style-name="T47"> </text:span><text:span text:style-name="T19">l’histoire </text:span><text:span text:style-name="T30">(1953). Président du</text:span><text:span text:style-name="T44"> </text:span><text:span text:style-name="T30">Comité</text:span><text:span text:style-name="T44"> </text:span><text:span text:style-name="T30">d’histoire</text:span><text:span text:style-name="T44"> </text:span><text:span text:style-name="T30">de la Deuxième</text:span><text:span text:style-name="T44"> </text:span><text:span text:style-name="T30">Guerre</text:span><text:span text:style-name="T44"> </text:span><text:span text:style-name="T30">mondiale,</text:span><text:span text:style-name="T44"> </text:span><text:span text:style-name="T30">délégué</text:span><text:span text:style-name="T44"> </text:span><text:span text:style-name="T30">de la France à la Conférence</text:span><text:span text:style-name="T44"> </text:span><text:span text:style-name="T30">générale</text:span><text:span text:style-name="T44"> </text:span><text:span text:style-name="T30">de l’Unesco successivement à Paris</text:span><text:span text:style-name="T280">, </text:span><text:span text:style-name="T30">Mexico et Beyrouth, président de la 6</text:span><text:span text:style-name="T40">e</text:span><text:span text:style-name="T30"> section</text:span><text:span text:style-name="T44"> </text:span><text:span text:style-name="T30">de l’École pratique des hautes études, Lucien Febvre dirigea aussi </text:span><text:span text:style-name="T19">L’Encyclopédie française</text:span><text:span text:style-name="T47"> </text:span><text:span text:style-name="T30">créée</text:span><text:span text:style-name="T2"> </text:span><text:span text:style-name="T30">avec</text:span><text:span text:style-name="T59"> </text:span><text:span text:style-name="T30">A.</text:span><text:span text:style-name="T67"> </text:span><text:span text:style-name="T30">de</text:span><text:span text:style-name="T51"> </text:span><text:span text:style-name="T30">Monzie</text:span><text:span text:style-name="T124"> </text:span><text:span text:style-name="T30">(1935).</text:span></text:p>
      <text:p text:style-name="P18"/>
      <text:list xml:id="list39592112" text:continue-numbering="true" text:style-name="Outline">
        <text:list-item>
          <text:h text:style-name="P42" text:outline-level="1"><text:span text:style-name="T116">Présentation</text:span><text:span text:style-name="T122"> </text:span><text:span text:style-name="T116">provisoire</text:span><text:span text:style-name="T122"> </text:span><text:span text:style-name="T116">du</text:span><text:span text:style-name="T123"> </text:span><text:span text:style-name="T116">contenu</text:span></text:h>
        </text:list-item>
      </text:list>
      <text:p text:style-name="P45">591AP/52-55. Correspondance.</text:p>
      <text:p text:style-name="P17">591AP/27-34, 48-51, 60-63. Dossiers de travail, fiches bibliographiques.</text:p>
      <text:p text:style-name="P17">591AP/2-3, 14, 59. Cours et conférences.</text:p>
      <text:p text:style-name="P17">591AP/14, 23-24, 26. Réflexions sur la philosophie de l’Histoire.</text:p>
      <text:p text:style-name="P17">591AP/7-8, 13, 15-26. Recherches sur le XVIe siècle, la Réforme, l’humanisme et Rabelais.</text:p>
      <text:p text:style-name="P17">591AP/1, 25, 37-47. Recherches sur la Franche-Comté et les Pays-Bas hollandais.</text:p>
      <text:p text:style-name="P17">591AP/9, 18. Recherches sur l’art.</text:p>
      <text:p text:style-name="P17">591AP/56-58. Direction de L’Encyclopédie française.</text:p>
      <text:p text:style-name="P17">591AP/5, 36. Commission Unesco pour l’éducation, la science et la culture.</text:p>
      <text:p text:style-name="P17">591AP/3-4, 6, 35. Tirés à part et plaquettes de Lucien Febvre.</text:p>
      <text:p text:style-name="P17">591AP/10-11, 64. Tirés à part et plaquettes adressés à Lucien Febvre. </text:p>
      <text:list xml:id="list39570570" text:continue-numbering="true" text:style-name="Outline">
        <text:list-item>
          <text:h text:style-name="P44" text:outline-level="1"/>
        </text:list-item>
        <text:list-item>
          <text:h text:style-name="P43" text:outline-level="1"><text:span text:style-name="T116">Sources</text:span><text:span text:style-name="T120"> </text:span><text:span text:style-name="T116">complémentaires</text:span></text:h>
        </text:list-item>
      </text:list>
      <text:p text:style-name="P16"><text:span text:style-name="T31">Les Archives nationales conservent la correspondance croisée entre Marc</text:span><text:span text:style-name="T45"> </text:span><text:span text:style-name="T31">Bloch</text:span><text:span text:style-name="T179"> </text:span><text:span text:style-name="T31">et</text:span><text:span text:style-name="T161"> </text:span><text:span text:style-name="T31">Lucien</text:span><text:span text:style-name="T177"> </text:span><text:span text:style-name="T31">Febvre,</text:span><text:span text:style-name="T185"> </text:span><text:span text:style-name="T31">sous</text:span><text:span text:style-name="T163"> </text:span><text:span text:style-name="T31">la</text:span><text:span text:style-name="T184"> </text:span><text:span text:style-name="T31">cote</text:span><text:span text:style-name="T161"> </text:span><text:span text:style-name="T31">AB</text:span><text:span text:style-name="T45"> </text:span><text:span text:style-name="T31">XIX</text:span><text:span text:style-name="T3"> </text:span><text:span text:style-name="T31">5028.</text:span><text:span text:style-name="T149"> </text:span><text:span text:style-name="T31">À</text:span><text:span text:style-name="T155"> </text:span><text:span text:style-name="T31">l’exception</text:span><text:span text:style-name="T82"> </text:span><text:span text:style-name="T31">d’un</text:span><text:span text:style-name="T134"> </text:span><text:span text:style-name="T31">petit</text:span><text:span text:style-name="T147"> </text:span><text:span text:style-name="T31">nombre</text:span><text:span text:style-name="T163"> </text:span><text:span text:style-name="T31">de </text:span><text:span text:style-name="T17">lettres,</text:span><text:span text:style-name="T85"> </text:span><text:span text:style-name="T17">celle-ci</text:span><text:span text:style-name="T153"> </text:span><text:span text:style-name="T17">a</text:span><text:span text:style-name="T150"> </text:span><text:span text:style-name="T17">été</text:span><text:span text:style-name="T62"> </text:span><text:span text:style-name="T17">publiée</text:span><text:span text:style-name="T156"> </text:span><text:span text:style-name="T17">par</text:span><text:span text:style-name="T192"> </text:span><text:span text:style-name="T17">Bertrand</text:span><text:span text:style-name="T194"> </text:span><text:span text:style-name="T17">Müller</text:span><text:span text:style-name="T192"> </text:span><text:span text:style-name="T17">dans</text:span><text:span text:style-name="T195"> </text:span><text:span text:style-name="T18">Marc</text:span><text:span text:style-name="T193"> </text:span><text:span text:style-name="T18">Bloch,</text:span><text:span text:style-name="T196"> </text:span><text:span text:style-name="T18">Lucien</text:span><text:span text:style-name="T197"> </text:span><text:span text:style-name="T18">Febvre</text:span><text:span text:style-name="T198"> </text:span><text:span text:style-name="T18">et </text:span><text:span text:style-name="T18">les «</text:span><text:span text:style-name="T52"> </text:span><text:span text:style-name="T18">Annales</text:span><text:span text:style-name="T295"> </text:span><text:span text:style-name="T18">d’histoire</text:span><text:span text:style-name="T140"> </text:span><text:span text:style-name="T18">économique</text:span><text:span text:style-name="T49"> </text:span><text:span text:style-name="T18">et</text:span><text:span text:style-name="T71"> </text:span><text:span text:style-name="T18">sociale» </text:span><text:span text:style-name="T281">:</text:span><text:span text:style-name="T285"> </text:span><text:span text:style-name="T18">correspondance,</text:span><text:span text:style-name="T199"> </text:span><text:span text:style-name="T17">Paris,</text:span><text:span text:style-name="T89"> </text:span><text:span text:style-name="T17">1994-2003,</text:span><text:span text:style-name="T75"> </text:span><text:span text:style-name="T17">3</text:span><text:span text:style-name="T35"> </text:span><text:span text:style-name="T17">vol.</text:span></text:p>
      <text:p text:style-name="P20"/>
      <text:p text:style-name="P24"><text:span text:style-name="T30">Voir également les instruments de recherche suivants : AB XIX 5028 </text:span><text:span text:style-name="T297">: </text:span><text:span text:style-name="T30">correspondance</text:span><text:span text:style-name="T44"> </text:span><text:span text:style-name="T17">échangée entre Marc Bloch et Lucien Febvre et documents se rapportant aux deux historiens</text:span><text:span text:style-name="T296">,</text:span><text:span text:style-name="T299"> </text:span><text:span text:style-name="T30">1908-1963 et s</text:span><text:span text:style-name="T280">. </text:span><text:span text:style-name="T30">d., inv. somm. dact. par F</text:span><text:span text:style-name="T297">. </text:span><text:span text:style-name="T30">Aujogue, 2004,</text:span><text:span text:style-name="T280"> </text:span><text:span text:style-name="T30">17 p. </text:span><text:span text:style-name="T297">; </text:span><text:span text:style-name="T30">Correspondance échangée</text:span><text:span text:style-name="T44"> </text:span><text:span text:style-name="T30">entre Marc Bloch et Lucien Febvre (1928-1943), collationnement des lettres publiées par</text:span><text:span text:style-name="T44"> </text:span><text:soft-page-break/><text:span text:style-name="T30">Bertrand Müller avec celles conservées aux Archives nationales (site de Paris), dact., par F.</text:span><text:span text:style-name="T44"> </text:span><text:span text:style-name="T30">Aujogue,</text:span><text:span text:style-name="T54"> </text:span><text:span text:style-name="T30">2004</text:span><text:span text:style-name="T297">, </text:span><text:span text:style-name="T30">13</text:span><text:span text:style-name="T93"> </text:span><text:span text:style-name="T30">p.</text:span></text:p>
      <text:p text:style-name="P18"/>
      <text:p text:style-name="P36">Bibliographie</text:p>
      <text:p text:style-name="P5"><text:span text:style-name="T18">Hommage à Lucien Febvre. Éventail de l’histoire vivante, offert par l</text:span><text:span text:style-name="T298">’</text:span><text:span text:style-name="T18">amitié d’historiens</text:span><text:span text:style-name="T298">,</text:span><text:span text:style-name="T304">·</text:span><text:span text:style-name="T305"> </text:span><text:span text:style-name="T18">linguistes</text:span><text:span text:style-name="T281">,</text:span><text:span text:style-name="T284"> </text:span><text:span text:style-name="T18">géographes</text:span><text:span text:style-name="T298">,</text:span><text:span text:style-name="T300"> </text:span><text:span text:style-name="T18">économistes</text:span><text:span text:style-name="T281">,</text:span><text:span text:style-name="T284"> </text:span><text:span text:style-name="T18">sociologues,</text:span><text:span text:style-name="T46"> </text:span><text:span text:style-name="T18">ethnologues</text:span><text:span text:style-name="T298">,</text:span><text:span text:style-name="T301"> </text:span><text:span text:style-name="T17">Paris</text:span><text:span text:style-name="T296">,</text:span><text:span text:style-name="T302"> </text:span><text:span text:style-name="T17">Armand</text:span><text:span text:style-name="T114"> </text:span><text:span text:style-name="T17">Colin,</text:span><text:span text:style-name="T43"> </text:span><text:span text:style-name="T17">1953,</text:span><text:span text:style-name="T80"> </text:span><text:span text:style-name="T17">2</text:span><text:span text:style-name="T35"> </text:span><text:span text:style-name="T17">vol.</text:span></text:p>
      <text:p text:style-name="P6"><text:span text:style-name="T18">Institut de France</text:span><text:span text:style-name="T298">. </text:span><text:span text:style-name="T18">Académie des sciences morales et politiques</text:span><text:span text:style-name="T281">. </text:span><text:span text:style-name="T18">Notice sur la vie et les</text:span><text:span text:style-name="T46"> </text:span><text:span text:style-name="T12">travau</text:span><text:span text:style-name="T24">x</text:span><text:span text:style-name="T78"> </text:span><text:span text:style-name="T25">de</text:span><text:span text:style-name="T174"> </text:span><text:span text:style-name="T12">Lucie</text:span><text:span text:style-name="T24">n</text:span><text:span text:style-name="T90"> </text:span><text:span text:style-name="T13">Febvr</text:span><text:span text:style-name="T26">e</text:span><text:span text:style-name="T86"> (1878-1956)</text:span><text:span text:style-name="T200"> </text:span><text:span text:style-name="T26">par</text:span><text:span text:style-name="T71"> </text:span><text:span text:style-name="T26">Maurice</text:span><text:span text:style-name="T18"> </text:span><text:span text:style-name="T12">Baumont….</text:span><text:span text:style-name="T282">,</text:span><text:span text:style-name="T286"> </text:span><text:span text:style-name="T13">séanc</text:span><text:span text:style-name="T26">e</text:span><text:span text:style-name="T86"> </text:span><text:span text:style-name="T18">du</text:span><text:span text:style-name="T71"> </text:span><text:span text:style-name="T27">27</text:span><text:span text:style-name="T112"> </text:span><text:span text:style-name="T28">avril</text:span><text:span text:style-name="T79"> </text:span><text:span text:style-name="T29">1959, </text:span><text:span text:style-name="T17">Paris</text:span><text:span text:style-name="T296">,</text:span><text:span text:style-name="T303"> </text:span><text:span text:style-name="T17">impr.</text:span><text:span text:style-name="T1"> </text:span><text:span text:style-name="T17">Firmin-Didot</text:span><text:span text:style-name="T80"> </text:span><text:span text:style-name="T17">et Cie,</text:span><text:span text:style-name="T104"> </text:span><text:span text:style-name="T17">1959,</text:span><text:span text:style-name="T130"> </text:span><text:span text:style-name="T17">22</text:span><text:span text:style-name="T130"> </text:span><text:span text:style-name="T17">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.935cm" fo:margin-right="0cm" fo:text-indent="0cm" style:auto-text-indent="false"/>
      <style:text-properties fo:font-size="11.5pt" fo:font-style="italic" style:font-size-asian="11.5pt" style:font-style-asian="italic" style:font-size-complex="11.5pt" style:font-style-complex="italic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2.697cm" fo:margin-right="2.267cm" fo:margin-top="0.115cm" fo:margin-bottom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3.519cm" fo:margin-right="0cm" fo:text-indent="-0.577cm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212121" fo:font-size="10.5pt" fo:font-style="normal" fo:font-weight="normal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scale="109%"/>
    </style:style>
    <style:style style:name="ListLabel_20_2" style:display-name="ListLabel 2" style:family="text">
      <style:text-properties style:font-name-asian="Arial1" style:font-name-complex="Arial1" style:text-scale="78%"/>
    </style:style>
    <style:style style:name="ListLabel_20_3" style:display-name="ListLabel 3" style:family="text">
      <style:text-properties fo:color="#21212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scale="108%"/>
    </style:style>
    <style:style style:name="ListLabel_20_4" style:display-name="ListLabel 4" style:family="text">
      <style:text-properties fo:color="#212121" style:font-name-asian="Times New Roman1" style:font-name-complex="Times New Roman1" style:text-scale="110%"/>
    </style:style>
    <style:style style:name="ListLabel_20_5" style:display-name="ListLabel 5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 text:start-value="13">
        <style:list-level-properties text:list-level-position-and-space-mode="label-alignment">
          <style:list-level-label-alignment text:label-followed-by="listtab" fo:text-indent="-0.503cm" fo:margin-left="5.773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03cm" fo:margin-left="7.2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03cm" fo:margin-left="8.78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03cm" fo:margin-left="10.28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03cm" fo:margin-left="11.785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03cm" fo:margin-left="13.286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03cm" fo:margin-left="14.78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03cm" fo:margin-left="16.2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03cm" fo:margin-left="17.7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□" text:bullet-char="□">
        <style:list-level-properties text:list-level-position-and-space-mode="label-alignment">
          <style:list-level-label-alignment text:label-followed-by="listtab" fo:text-indent="-0.416cm" fo:margin-left="3.10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16cm" fo:margin-left="4.8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16cm" fo:margin-left="6.63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16cm" fo:margin-left="8.40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16cm" fo:margin-left="10.176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16cm" fo:margin-left="11.9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16cm" fo:margin-left="13.71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16cm" fo:margin-left="15.4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16cm" fo:margin-left="17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575cm" fo:margin-left="3.51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575cm" fo:margin-left="5.25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575cm" fo:margin-left="6.978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575cm" fo:margin-left="8.70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575cm" fo:margin-left="10.4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575cm" fo:margin-left="12.15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575cm" fo:margin-left="13.88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575cm" fo:margin-left="15.607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575cm" fo:margin-left="17.3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3.3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4.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282cm" fo:margin-bottom="0cm" fo:margin-left="0cm" fo:margin-right="0.212cm" style:writing-mode="lr-tb" style:layout-grid-color="#c0c0c0" style:layout-grid-lines="2941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0cm" fo:margin-right="0.212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646cm" fo:margin-bottom="0.494cm" fo:margin-left="0cm" fo:margin-right="0.212cm" style:writing-mode="lr-tb" style:layout-grid-color="#c0c0c0" style:layout-grid-lines="265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505cm" fo:margin-bottom="0.494cm" fo:margin-left="0cm" fo:margin-right="0.212cm" style:writing-mode="lr-tb" style:layout-grid-color="#c0c0c0" style:layout-grid-lines="267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4"/>
    <style:master-page style:name="Converted5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lorence Clavaud</dc:creator>
    <meta:editing-cycles>18</meta:editing-cycles>
    <meta:creation-date>2021-12-30T10:31:00</meta:creation-date>
    <dc:date>2023-01-22T19:33:29.93</dc:date>
    <meta:editing-duration>PT22M43S</meta:editing-duration>
    <meta:generator>OpenOffice/4.1.13$Win32 OpenOffice.org_project/4113m1$Build-9810</meta:generator>
    <meta:document-statistic meta:table-count="0" meta:image-count="0" meta:object-count="0" meta:page-count="4" meta:paragraph-count="61" meta:word-count="1124" meta:character-count="7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